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1602in"/>
    </style:style>
    <style:style style:name="co4" style:family="table-column">
      <style:table-column-properties fo:break-before="auto" style:column-width="9.7354in"/>
    </style:style>
    <style:style style:name="co5" style:family="table-column">
      <style:table-column-properties fo:break-before="auto" style:column-width="0.41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 fo:background-color="transparent"/>
      <style:paragraph-properties fo:text-align="end" fo:margin-left="0in"/>
      <style:text-properties fo:color="#b1b3b4" style:font-name="Andale Mono" fo:font-size="13pt" style:font-size-asian="13pt" style:font-size-complex="13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color="#b1b3b4" style:font-name="Andale Mono" fo:font-size="13pt" style:font-size-asian="13pt" style:font-size-complex="13pt"/>
    </style:style>
    <style:style style:name="ce3" style:family="table-cell" style:parent-style-name="Default" style:data-style-name="N121">
      <style:table-cell-properties fo:background-color="#ffffff" style:text-align-source="fix" style:repeat-content="false"/>
      <style:paragraph-properties fo:text-align="end" fo:margin-left="0in"/>
      <style:text-properties fo:color="#b1b3b4" style:font-name="Andale Mono"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Andale Mono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Andale Mono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transparent"/>
      <style:text-properties style:font-name="Andale Mono" fo:font-size="13pt" style:font-size-asian="13pt" style:font-size-complex="13pt"/>
    </style:style>
    <style:style style:name="ce7" style:family="table-cell" style:parent-style-name="Default">
      <style:text-properties style:font-name="Andale Mono" fo:font-size="13pt" style:font-size-asian="13pt" style:font-size-complex="13pt"/>
    </style:style>
    <style:style style:name="ce8" style:family="table-cell" style:parent-style-name="Default">
      <style:table-cell-properties fo:background-color="#ffffff"/>
      <style:text-properties style:font-name="Andale Mono" fo:font-size="13pt" style:font-size-asian="13pt" style:font-size-complex="13pt"/>
    </style:style>
    <style:style style:name="ce9" style:family="table-cell" style:parent-style-name="Default" style:data-style-name="N0">
      <style:table-cell-properties fo:background-color="transparent"/>
      <style:text-properties fo:color="#cccccc" style:font-name="Andale Mono" fo:font-size="13pt" style:font-size-asian="13pt" style:font-size-complex="13pt"/>
    </style:style>
    <style:style style:name="ce10" style:family="table-cell" style:parent-style-name="Default" style:data-style-name="N0">
      <style:text-properties fo:color="#cccccc" style:font-name="Andale Mono" fo:font-size="13pt" style:font-size-asian="13pt" style:font-size-complex="13pt"/>
    </style:style>
    <style:style style:name="ce11" style:family="table-cell" style:parent-style-name="Default" style:data-style-name="N0">
      <style:table-cell-properties fo:background-color="#ffffff"/>
      <style:text-properties fo:color="#cccccc" style:font-name="Andale Mono" fo:font-size="13pt" style:font-size-asian="13pt" style:font-size-complex="13pt"/>
    </style:style>
    <style:style style:name="ce12" style:family="table-cell" style:parent-style-name="Default">
      <style:text-properties fo:color="#cccccc" style:font-name="Andale Mono" fo:font-size="13pt" style:font-size-asian="13pt" style:font-size-complex="13pt"/>
    </style:style>
    <style:style style:name="ce13" style:family="table-cell" style:parent-style-name="Default" style:data-style-name="N0">
      <style:table-cell-properties fo:background-color="transparent"/>
      <style:text-properties style:font-name="Andale Mono" fo:font-size="13pt" style:font-size-asian="13pt" style:font-size-complex="13pt"/>
    </style:style>
    <style:style style:name="ce14" style:family="table-cell" style:parent-style-name="Default" style:data-style-name="N0">
      <style:text-properties style:font-name="Andale Mono" fo:font-size="13pt" style:font-size-asian="13pt" style:font-size-complex="13pt"/>
    </style:style>
  </office:automatic-styles>
  <office:body>
    <office:spreadsheet>
      <table:table table:name="song" table:style-name="ta1">
        <table:table-column table:style-name="co1" table:default-cell-style-name="ce2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7"/>
        <table:table-column table:style-name="co5" table:number-columns-repeated="2" table:default-cell-style-name="ce12"/>
        <table:table-column table:style-name="co6" table:number-columns-repeated="1011" table:default-cell-style-name="ce7"/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4" table:number-columns-repeated="8"/>
          <table:table-cell/>
          <table:table-cell table:style-name="ce6" office:value-type="string" calcext:value-type="string">
            <text:p>void pattern1a() { // batacuda</text:p>
          </table:table-cell>
          <table:table-cell table:style-name="ce9" table:number-columns-repeated="2"/>
          <table:table-cell table:style-name="ce6"/>
          <table:table-cell table:style-name="ce13"/>
          <table:table-cell table:style-name="ce6"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formula="of:=CONCATENATE(&quot;v( &quot;;[.L2];&quot; , &quot;;[.M2];&quot; ); // batacuda&quot;)" office:value-type="string" office:string-value="v( v1 | v2 | __ | v4 | v5 | __ | __ | __ , __ | __ | __ | v4 | __ | __ | __ | __ ); // batacuda" calcext:value-type="string">
            <text:p>v( v1 | v2 | __ | v4 | v5 | __ | __ | __ , __ | __ | __ | v4 | __ | __ | __ | __ ); // batacuda</text:p>
          </table:table-cell>
          <table:table-cell table:style-name="ce10" table:formula="of:=CONCATENATE(IF(LEN(TRIM([.$B2]))&gt;0;&quot;v1&quot;;&quot;__&quot;);&quot; | &quot;;IF(LEN(TRIM([.$C2]))&gt;0;&quot;v2&quot;;&quot;__&quot;);&quot; | &quot;;IF(LEN(TRIM([.$D2]))&gt;0;&quot;v3&quot;;&quot;__&quot;);&quot; | &quot;;IF(LEN(TRIM([.$E2]))&gt;0;&quot;v4&quot;;&quot;__&quot;);&quot; | &quot;;IF(LEN(TRIM([.$F2]))&gt;0;&quot;v5&quot;;&quot;__&quot;);&quot; | &quot;;IF(LEN(TRIM([.$G2]))&gt;0;&quot;v6&quot;;&quot;__&quot;);&quot; | &quot;;IF(LEN(TRIM([.$H2]))&gt;0;&quot;v7&quot;;&quot;__&quot;);&quot; | &quot;;IF(LEN(TRIM([.$I2]))&gt;0;&quot;v8&quot;;&quot;__&quot;))" office:value-type="string" office:string-value="v1 | v2 | __ | v4 | v5 | __ | __ | __" calcext:value-type="string">
            <text:p>v1 | v2 | __ | v4 | v5 | __ | __ | __</text:p>
          </table:table-cell>
          <table:table-cell table:style-name="ce10" table:formula="of:=CONCATENATE(IF(LEN(TRIM([.$B2]))&gt;1;&quot;v1&quot;;&quot;__&quot;);&quot; | &quot;;IF(LEN(TRIM([.$C2]))&gt;1;&quot;v2&quot;;&quot;__&quot;);&quot; | &quot;;IF(LEN(TRIM([.$D2]))&gt;1;&quot;v3&quot;;&quot;__&quot;);&quot; | &quot;;IF(LEN(TRIM([.$E2]))&gt;1;&quot;v4&quot;;&quot;__&quot;);&quot; | &quot;;IF(LEN(TRIM([.$F2]))&gt;1;&quot;v5&quot;;&quot;__&quot;);&quot; | &quot;;IF(LEN(TRIM([.$G2]))&gt;1;&quot;v6&quot;;&quot;__&quot;);&quot; | &quot;;IF(LEN(TRIM([.$H2]))&gt;1;&quot;v7&quot;;&quot;__&quot;);&quot; | &quot;;IF(LEN(TRIM([.$I2]))&gt;1;&quot;v8&quot;;&quot;__&quot;))" office:value-type="string" office:string-value="__ | __ | __ | v4 | __ | __ | __ | __" calcext:value-type="string">
            <text:p>__ | __ | __ | v4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];&quot; , &quot;;[.M3];&quot; ); // batacuda&quot;)" office:value-type="string" office:string-value="v( __ | __ | v3 | __ | __ | __ | __ | __ , __ | __ | __ | __ | __ | __ | __ | __ ); // batacuda" calcext:value-type="string">
            <text:p>v( __ | __ | v3 | __ | __ | __ | __ | __ , __ | __ | __ | __ | __ | __ | __ | __ ); // batacuda</text:p>
          </table:table-cell>
          <table:table-cell table:style-name="ce10" table:formula="of:=CONCATENATE(IF(LEN(TRIM([.$B3]))&gt;0;&quot;v1&quot;;&quot;__&quot;);&quot; | &quot;;IF(LEN(TRIM([.$C3]))&gt;0;&quot;v2&quot;;&quot;__&quot;);&quot; | &quot;;IF(LEN(TRIM([.$D3]))&gt;0;&quot;v3&quot;;&quot;__&quot;);&quot; | &quot;;IF(LEN(TRIM([.$E3]))&gt;0;&quot;v4&quot;;&quot;__&quot;);&quot; | &quot;;IF(LEN(TRIM([.$F3]))&gt;0;&quot;v5&quot;;&quot;__&quot;);&quot; | &quot;;IF(LEN(TRIM([.$G3]))&gt;0;&quot;v6&quot;;&quot;__&quot;);&quot; | &quot;;IF(LEN(TRIM([.$H3]))&gt;0;&quot;v7&quot;;&quot;__&quot;);&quot; | &quot;;IF(LEN(TRIM([.$I3]))&gt;0;&quot;v8&quot;;&quot;__&quot;))" office:value-type="string" office:string-value="__ | __ | v3 | __ | __ | __ | __ | __" calcext:value-type="string">
            <text:p>__ | __ | v3 | __ | __ | __ | __ | __</text:p>
          </table:table-cell>
          <table:table-cell table:style-name="ce10" table:formula="of:=CONCATENATE(IF(LEN(TRIM([.$B3]))&gt;1;&quot;v1&quot;;&quot;__&quot;);&quot; | &quot;;IF(LEN(TRIM([.$C3]))&gt;1;&quot;v2&quot;;&quot;__&quot;);&quot; | &quot;;IF(LEN(TRIM([.$D3]))&gt;1;&quot;v3&quot;;&quot;__&quot;);&quot; | &quot;;IF(LEN(TRIM([.$E3]))&gt;1;&quot;v4&quot;;&quot;__&quot;);&quot; | &quot;;IF(LEN(TRIM([.$F3]))&gt;1;&quot;v5&quot;;&quot;__&quot;);&quot; | &quot;;IF(LEN(TRIM([.$G3]))&gt;1;&quot;v6&quot;;&quot;__&quot;);&quot; | &quot;;IF(LEN(TRIM([.$H3]))&gt;1;&quot;v7&quot;;&quot;__&quot;);&quot; | &quot;;IF(LEN(TRIM([.$I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4];&quot; , &quot;;[.M4];&quot; ); // batacuda&quot;)" office:value-type="string" office:string-value="v( __ | __ | __ | v4 | __ | __ | __ | __ , __ | __ | __ | __ | __ | __ | __ | __ ); // batacuda" calcext:value-type="string">
            <text:p>v( __ | __ | __ | v4 | __ | __ | __ | __ , __ | __ | __ | __ | __ | __ | __ | __ ); // batacuda</text:p>
          </table:table-cell>
          <table:table-cell table:style-name="ce10" table:formula="of:=CONCATENATE(IF(LEN(TRIM([.$B4]))&gt;0;&quot;v1&quot;;&quot;__&quot;);&quot; | &quot;;IF(LEN(TRIM([.$C4]))&gt;0;&quot;v2&quot;;&quot;__&quot;);&quot; | &quot;;IF(LEN(TRIM([.$D4]))&gt;0;&quot;v3&quot;;&quot;__&quot;);&quot; | &quot;;IF(LEN(TRIM([.$E4]))&gt;0;&quot;v4&quot;;&quot;__&quot;);&quot; | &quot;;IF(LEN(TRIM([.$F4]))&gt;0;&quot;v5&quot;;&quot;__&quot;);&quot; | &quot;;IF(LEN(TRIM([.$G4]))&gt;0;&quot;v6&quot;;&quot;__&quot;);&quot; | &quot;;IF(LEN(TRIM([.$H4]))&gt;0;&quot;v7&quot;;&quot;__&quot;);&quot; | &quot;;IF(LEN(TRIM([.$I4]))&gt;0;&quot;v8&quot;;&quot;__&quot;))" office:value-type="string" office:string-value="__ | __ | __ | v4 | __ | __ | __ | __" calcext:value-type="string">
            <text:p>__ | __ | __ | v4 | __ | __ | __ | __</text:p>
          </table:table-cell>
          <table:table-cell table:style-name="ce10" table:formula="of:=CONCATENATE(IF(LEN(TRIM([.$B4]))&gt;1;&quot;v1&quot;;&quot;__&quot;);&quot; | &quot;;IF(LEN(TRIM([.$C4]))&gt;1;&quot;v2&quot;;&quot;__&quot;);&quot; | &quot;;IF(LEN(TRIM([.$D4]))&gt;1;&quot;v3&quot;;&quot;__&quot;);&quot; | &quot;;IF(LEN(TRIM([.$E4]))&gt;1;&quot;v4&quot;;&quot;__&quot;);&quot; | &quot;;IF(LEN(TRIM([.$F4]))&gt;1;&quot;v5&quot;;&quot;__&quot;);&quot; | &quot;;IF(LEN(TRIM([.$G4]))&gt;1;&quot;v6&quot;;&quot;__&quot;);&quot; | &quot;;IF(LEN(TRIM([.$H4]))&gt;1;&quot;v7&quot;;&quot;__&quot;);&quot; | &quot;;IF(LEN(TRIM([.$I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5];&quot; , &quot;;[.M5];&quot; ); // batacuda&quot;)" office:value-type="string" office:string-value="v( v1 | __ | __ | v4 | __ | __ | __ | __ , __ | __ | __ | __ | __ | __ | __ | __ ); // batacuda" calcext:value-type="string">
            <text:p>v( v1 | __ | __ | v4 | __ | __ | __ | __ , __ | __ | __ | __ | __ | __ | __ | __ ); // batacuda</text:p>
          </table:table-cell>
          <table:table-cell table:style-name="ce10" table:formula="of:=CONCATENATE(IF(LEN(TRIM([.$B5]))&gt;0;&quot;v1&quot;;&quot;__&quot;);&quot; | &quot;;IF(LEN(TRIM([.$C5]))&gt;0;&quot;v2&quot;;&quot;__&quot;);&quot; | &quot;;IF(LEN(TRIM([.$D5]))&gt;0;&quot;v3&quot;;&quot;__&quot;);&quot; | &quot;;IF(LEN(TRIM([.$E5]))&gt;0;&quot;v4&quot;;&quot;__&quot;);&quot; | &quot;;IF(LEN(TRIM([.$F5]))&gt;0;&quot;v5&quot;;&quot;__&quot;);&quot; | &quot;;IF(LEN(TRIM([.$G5]))&gt;0;&quot;v6&quot;;&quot;__&quot;);&quot; | &quot;;IF(LEN(TRIM([.$H5]))&gt;0;&quot;v7&quot;;&quot;__&quot;);&quot; | &quot;;IF(LEN(TRIM([.$I5]))&gt;0;&quot;v8&quot;;&quot;__&quot;))" office:value-type="string" office:string-value="v1 | __ | __ | v4 | __ | __ | __ | __" calcext:value-type="string">
            <text:p>v1 | __ | __ | v4 | __ | __ | __ | __</text:p>
          </table:table-cell>
          <table:table-cell table:style-name="ce10" table:formula="of:=CONCATENATE(IF(LEN(TRIM([.$B5]))&gt;1;&quot;v1&quot;;&quot;__&quot;);&quot; | &quot;;IF(LEN(TRIM([.$C5]))&gt;1;&quot;v2&quot;;&quot;__&quot;);&quot; | &quot;;IF(LEN(TRIM([.$D5]))&gt;1;&quot;v3&quot;;&quot;__&quot;);&quot; | &quot;;IF(LEN(TRIM([.$E5]))&gt;1;&quot;v4&quot;;&quot;__&quot;);&quot; | &quot;;IF(LEN(TRIM([.$F5]))&gt;1;&quot;v5&quot;;&quot;__&quot;);&quot; | &quot;;IF(LEN(TRIM([.$G5]))&gt;1;&quot;v6&quot;;&quot;__&quot;);&quot; | &quot;;IF(LEN(TRIM([.$H5]))&gt;1;&quot;v7&quot;;&quot;__&quot;);&quot; | &quot;;IF(LEN(TRIM([.$I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6];&quot; , &quot;;[.M6];&quot; ); // batacuda&quot;)" office:value-type="string" office:string-value="v( __ | v2 | __ | __ | __ | __ | __ | __ , __ | __ | __ | __ | __ | __ | __ | __ ); // batacuda" calcext:value-type="string">
            <text:p>v( __ | v2 | __ | __ | __ | __ | __ | __ , __ | __ | __ | __ | __ | __ | __ | __ ); // batacuda</text:p>
          </table:table-cell>
          <table:table-cell table:style-name="ce10" table:formula="of:=CONCATENATE(IF(LEN(TRIM([.$B6]))&gt;0;&quot;v1&quot;;&quot;__&quot;);&quot; | &quot;;IF(LEN(TRIM([.$C6]))&gt;0;&quot;v2&quot;;&quot;__&quot;);&quot; | &quot;;IF(LEN(TRIM([.$D6]))&gt;0;&quot;v3&quot;;&quot;__&quot;);&quot; | &quot;;IF(LEN(TRIM([.$E6]))&gt;0;&quot;v4&quot;;&quot;__&quot;);&quot; | &quot;;IF(LEN(TRIM([.$F6]))&gt;0;&quot;v5&quot;;&quot;__&quot;);&quot; | &quot;;IF(LEN(TRIM([.$G6]))&gt;0;&quot;v6&quot;;&quot;__&quot;);&quot; | &quot;;IF(LEN(TRIM([.$H6]))&gt;0;&quot;v7&quot;;&quot;__&quot;);&quot; | &quot;;IF(LEN(TRIM([.$I6]))&gt;0;&quot;v8&quot;;&quot;__&quot;))" office:value-type="string" office:string-value="__ | v2 | __ | __ | __ | __ | __ | __" calcext:value-type="string">
            <text:p>__ | v2 | __ | __ | __ | __ | __ | __</text:p>
          </table:table-cell>
          <table:table-cell table:style-name="ce10" table:formula="of:=CONCATENATE(IF(LEN(TRIM([.$B6]))&gt;1;&quot;v1&quot;;&quot;__&quot;);&quot; | &quot;;IF(LEN(TRIM([.$C6]))&gt;1;&quot;v2&quot;;&quot;__&quot;);&quot; | &quot;;IF(LEN(TRIM([.$D6]))&gt;1;&quot;v3&quot;;&quot;__&quot;);&quot; | &quot;;IF(LEN(TRIM([.$E6]))&gt;1;&quot;v4&quot;;&quot;__&quot;);&quot; | &quot;;IF(LEN(TRIM([.$F6]))&gt;1;&quot;v5&quot;;&quot;__&quot;);&quot; | &quot;;IF(LEN(TRIM([.$G6]))&gt;1;&quot;v6&quot;;&quot;__&quot;);&quot; | &quot;;IF(LEN(TRIM([.$H6]))&gt;1;&quot;v7&quot;;&quot;__&quot;);&quot; | &quot;;IF(LEN(TRIM([.$I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7];&quot; , &quot;;[.M7];&quot; ); // batacuda&quot;)" office:value-type="string" office:string-value="v( v1 | __ | v3 | v4 | __ | __ | __ | __ , __ | __ | __ | __ | __ | __ | __ | __ ); // batacuda" calcext:value-type="string">
            <text:p>v( v1 | __ | v3 | v4 | __ | __ | __ | __ , __ | __ | __ | __ | __ | __ | __ | __ ); // batacuda</text:p>
          </table:table-cell>
          <table:table-cell table:style-name="ce10" table:formula="of:=CONCATENATE(IF(LEN(TRIM([.$B7]))&gt;0;&quot;v1&quot;;&quot;__&quot;);&quot; | &quot;;IF(LEN(TRIM([.$C7]))&gt;0;&quot;v2&quot;;&quot;__&quot;);&quot; | &quot;;IF(LEN(TRIM([.$D7]))&gt;0;&quot;v3&quot;;&quot;__&quot;);&quot; | &quot;;IF(LEN(TRIM([.$E7]))&gt;0;&quot;v4&quot;;&quot;__&quot;);&quot; | &quot;;IF(LEN(TRIM([.$F7]))&gt;0;&quot;v5&quot;;&quot;__&quot;);&quot; | &quot;;IF(LEN(TRIM([.$G7]))&gt;0;&quot;v6&quot;;&quot;__&quot;);&quot; | &quot;;IF(LEN(TRIM([.$H7]))&gt;0;&quot;v7&quot;;&quot;__&quot;);&quot; | &quot;;IF(LEN(TRIM([.$I7]))&gt;0;&quot;v8&quot;;&quot;__&quot;))" office:value-type="string" office:string-value="v1 | __ | v3 | v4 | __ | __ | __ | __" calcext:value-type="string">
            <text:p>v1 | __ | v3 | v4 | __ | __ | __ | __</text:p>
          </table:table-cell>
          <table:table-cell table:style-name="ce10" table:formula="of:=CONCATENATE(IF(LEN(TRIM([.$B7]))&gt;1;&quot;v1&quot;;&quot;__&quot;);&quot; | &quot;;IF(LEN(TRIM([.$C7]))&gt;1;&quot;v2&quot;;&quot;__&quot;);&quot; | &quot;;IF(LEN(TRIM([.$D7]))&gt;1;&quot;v3&quot;;&quot;__&quot;);&quot; | &quot;;IF(LEN(TRIM([.$E7]))&gt;1;&quot;v4&quot;;&quot;__&quot;);&quot; | &quot;;IF(LEN(TRIM([.$F7]))&gt;1;&quot;v5&quot;;&quot;__&quot;);&quot; | &quot;;IF(LEN(TRIM([.$G7]))&gt;1;&quot;v6&quot;;&quot;__&quot;);&quot; | &quot;;IF(LEN(TRIM([.$H7]))&gt;1;&quot;v7&quot;;&quot;__&quot;);&quot; | &quot;;IF(LEN(TRIM([.$I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8];&quot; , &quot;;[.M8];&quot; ); // batacuda&quot;)" office:value-type="string" office:string-value="v( v1 | __ | __ | v4 | __ | __ | __ | __ , __ | __ | __ | __ | __ | __ | __ | __ ); // batacuda" calcext:value-type="string">
            <text:p>v( v1 | __ | __ | v4 | __ | __ | __ | __ , __ | __ | __ | __ | __ | __ | __ | __ ); // batacuda</text:p>
          </table:table-cell>
          <table:table-cell table:style-name="ce10" table:formula="of:=CONCATENATE(IF(LEN(TRIM([.$B8]))&gt;0;&quot;v1&quot;;&quot;__&quot;);&quot; | &quot;;IF(LEN(TRIM([.$C8]))&gt;0;&quot;v2&quot;;&quot;__&quot;);&quot; | &quot;;IF(LEN(TRIM([.$D8]))&gt;0;&quot;v3&quot;;&quot;__&quot;);&quot; | &quot;;IF(LEN(TRIM([.$E8]))&gt;0;&quot;v4&quot;;&quot;__&quot;);&quot; | &quot;;IF(LEN(TRIM([.$F8]))&gt;0;&quot;v5&quot;;&quot;__&quot;);&quot; | &quot;;IF(LEN(TRIM([.$G8]))&gt;0;&quot;v6&quot;;&quot;__&quot;);&quot; | &quot;;IF(LEN(TRIM([.$H8]))&gt;0;&quot;v7&quot;;&quot;__&quot;);&quot; | &quot;;IF(LEN(TRIM([.$I8]))&gt;0;&quot;v8&quot;;&quot;__&quot;))" office:value-type="string" office:string-value="v1 | __ | __ | v4 | __ | __ | __ | __" calcext:value-type="string">
            <text:p>v1 | __ | __ | v4 | __ | __ | __ | __</text:p>
          </table:table-cell>
          <table:table-cell table:style-name="ce10" table:formula="of:=CONCATENATE(IF(LEN(TRIM([.$B8]))&gt;1;&quot;v1&quot;;&quot;__&quot;);&quot; | &quot;;IF(LEN(TRIM([.$C8]))&gt;1;&quot;v2&quot;;&quot;__&quot;);&quot; | &quot;;IF(LEN(TRIM([.$D8]))&gt;1;&quot;v3&quot;;&quot;__&quot;);&quot; | &quot;;IF(LEN(TRIM([.$E8]))&gt;1;&quot;v4&quot;;&quot;__&quot;);&quot; | &quot;;IF(LEN(TRIM([.$F8]))&gt;1;&quot;v5&quot;;&quot;__&quot;);&quot; | &quot;;IF(LEN(TRIM([.$G8]))&gt;1;&quot;v6&quot;;&quot;__&quot;);&quot; | &quot;;IF(LEN(TRIM([.$H8]))&gt;1;&quot;v7&quot;;&quot;__&quot;);&quot; | &quot;;IF(LEN(TRIM([.$I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9];&quot; , &quot;;[.M9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9]))&gt;0;&quot;v1&quot;;&quot;__&quot;);&quot; | &quot;;IF(LEN(TRIM([.$C9]))&gt;0;&quot;v2&quot;;&quot;__&quot;);&quot; | &quot;;IF(LEN(TRIM([.$D9]))&gt;0;&quot;v3&quot;;&quot;__&quot;);&quot; | &quot;;IF(LEN(TRIM([.$E9]))&gt;0;&quot;v4&quot;;&quot;__&quot;);&quot; | &quot;;IF(LEN(TRIM([.$F9]))&gt;0;&quot;v5&quot;;&quot;__&quot;);&quot; | &quot;;IF(LEN(TRIM([.$G9]))&gt;0;&quot;v6&quot;;&quot;__&quot;);&quot; | &quot;;IF(LEN(TRIM([.$H9]))&gt;0;&quot;v7&quot;;&quot;__&quot;);&quot; | &quot;;IF(LEN(TRIM([.$I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9]))&gt;1;&quot;v1&quot;;&quot;__&quot;);&quot; | &quot;;IF(LEN(TRIM([.$C9]))&gt;1;&quot;v2&quot;;&quot;__&quot;);&quot; | &quot;;IF(LEN(TRIM([.$D9]))&gt;1;&quot;v3&quot;;&quot;__&quot;);&quot; | &quot;;IF(LEN(TRIM([.$E9]))&gt;1;&quot;v4&quot;;&quot;__&quot;);&quot; | &quot;;IF(LEN(TRIM([.$F9]))&gt;1;&quot;v5&quot;;&quot;__&quot;);&quot; | &quot;;IF(LEN(TRIM([.$G9]))&gt;1;&quot;v6&quot;;&quot;__&quot;);&quot; | &quot;;IF(LEN(TRIM([.$H9]))&gt;1;&quot;v7&quot;;&quot;__&quot;);&quot; | &quot;;IF(LEN(TRIM([.$I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4" table:number-columns-repeated="8"/>
          <table:table-cell/>
          <table:table-cell table:style-name="ce6" office:value-type="string" calcext:value-type="string">
            <text:p>} // batacuda</text:p>
          </table:table-cell>
          <table:table-cell table:style-name="ce9" table:number-columns-repeated="2"/>
          <table:table-cell table:style-name="ce6" table:number-columns-repeated="1011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4" table:number-columns-repeated="8"/>
          <table:table-cell/>
          <table:table-cell table:style-name="ce6" office:value-type="string" calcext:value-type="string">
            <text:p>void pattern1b() { // batacuda</text:p>
          </table:table-cell>
          <table:table-cell table:style-name="ce9" table:number-columns-repeated="2"/>
          <table:table-cell table:style-name="ce6"/>
          <table:table-cell table:style-name="ce13"/>
          <table:table-cell table:style-name="ce6" table:number-columns-repeated="1009"/>
        </table:table-row>
        <table:table-row table:style-name="ro1">
          <table:table-cell office:value-type="string" office:string-value="0" calcext:value-type="string">
            <text:p>0 <text:s/>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2];&quot; , &quot;;[.M12];&quot; ); // batacuda&quot;)" office:value-type="string" office:string-value="v( v1 | v2 | v3 | v4 | v5 | v6 | __ | __ , __ | __ | __ | v4 | __ | __ | __ | __ ); // batacuda" calcext:value-type="string">
            <text:p>v( v1 | v2 | v3 | v4 | v5 | v6 | __ | __ , __ | __ | __ | v4 | __ | __ | __ | __ ); // batacuda</text:p>
          </table:table-cell>
          <table:table-cell table:style-name="ce10" table:formula="of:=CONCATENATE(IF(LEN(TRIM([.$B12]))&gt;0;&quot;v1&quot;;&quot;__&quot;);&quot; | &quot;;IF(LEN(TRIM([.$C12]))&gt;0;&quot;v2&quot;;&quot;__&quot;);&quot; | &quot;;IF(LEN(TRIM([.$D12]))&gt;0;&quot;v3&quot;;&quot;__&quot;);&quot; | &quot;;IF(LEN(TRIM([.$E12]))&gt;0;&quot;v4&quot;;&quot;__&quot;);&quot; | &quot;;IF(LEN(TRIM([.$F12]))&gt;0;&quot;v5&quot;;&quot;__&quot;);&quot; | &quot;;IF(LEN(TRIM([.$G12]))&gt;0;&quot;v6&quot;;&quot;__&quot;);&quot; | &quot;;IF(LEN(TRIM([.$H12]))&gt;0;&quot;v7&quot;;&quot;__&quot;);&quot; | &quot;;IF(LEN(TRIM([.$I12]))&gt;0;&quot;v8&quot;;&quot;__&quot;))" office:value-type="string" office:string-value="v1 | v2 | v3 | v4 | v5 | v6 | __ | __" calcext:value-type="string">
            <text:p>v1 | v2 | v3 | v4 | v5 | v6 | __ | __</text:p>
          </table:table-cell>
          <table:table-cell table:style-name="ce10" table:formula="of:=CONCATENATE(IF(LEN(TRIM([.$B12]))&gt;1;&quot;v1&quot;;&quot;__&quot;);&quot; | &quot;;IF(LEN(TRIM([.$C12]))&gt;1;&quot;v2&quot;;&quot;__&quot;);&quot; | &quot;;IF(LEN(TRIM([.$D12]))&gt;1;&quot;v3&quot;;&quot;__&quot;);&quot; | &quot;;IF(LEN(TRIM([.$E12]))&gt;1;&quot;v4&quot;;&quot;__&quot;);&quot; | &quot;;IF(LEN(TRIM([.$F12]))&gt;1;&quot;v5&quot;;&quot;__&quot;);&quot; | &quot;;IF(LEN(TRIM([.$G12]))&gt;1;&quot;v6&quot;;&quot;__&quot;);&quot; | &quot;;IF(LEN(TRIM([.$H12]))&gt;1;&quot;v7&quot;;&quot;__&quot;);&quot; | &quot;;IF(LEN(TRIM([.$I12]))&gt;1;&quot;v8&quot;;&quot;__&quot;))" office:value-type="string" office:string-value="__ | __ | __ | v4 | __ | __ | __ | __" calcext:value-type="string">
            <text:p>__ | __ | __ | v4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string" office:string-value="1" calcext:value-type="string">
            <text:p>1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3];&quot; , &quot;;[.M13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13]))&gt;0;&quot;v1&quot;;&quot;__&quot;);&quot; | &quot;;IF(LEN(TRIM([.$C13]))&gt;0;&quot;v2&quot;;&quot;__&quot;);&quot; | &quot;;IF(LEN(TRIM([.$D13]))&gt;0;&quot;v3&quot;;&quot;__&quot;);&quot; | &quot;;IF(LEN(TRIM([.$E13]))&gt;0;&quot;v4&quot;;&quot;__&quot;);&quot; | &quot;;IF(LEN(TRIM([.$F13]))&gt;0;&quot;v5&quot;;&quot;__&quot;);&quot; | &quot;;IF(LEN(TRIM([.$G13]))&gt;0;&quot;v6&quot;;&quot;__&quot;);&quot; | &quot;;IF(LEN(TRIM([.$H13]))&gt;0;&quot;v7&quot;;&quot;__&quot;);&quot; | &quot;;IF(LEN(TRIM([.$I1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13]))&gt;1;&quot;v1&quot;;&quot;__&quot;);&quot; | &quot;;IF(LEN(TRIM([.$C13]))&gt;1;&quot;v2&quot;;&quot;__&quot;);&quot; | &quot;;IF(LEN(TRIM([.$D13]))&gt;1;&quot;v3&quot;;&quot;__&quot;);&quot; | &quot;;IF(LEN(TRIM([.$E13]))&gt;1;&quot;v4&quot;;&quot;__&quot;);&quot; | &quot;;IF(LEN(TRIM([.$F13]))&gt;1;&quot;v5&quot;;&quot;__&quot;);&quot; | &quot;;IF(LEN(TRIM([.$G13]))&gt;1;&quot;v6&quot;;&quot;__&quot;);&quot; | &quot;;IF(LEN(TRIM([.$H13]))&gt;1;&quot;v7&quot;;&quot;__&quot;);&quot; | &quot;;IF(LEN(TRIM([.$I1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string" office:string-value="2" calcext:value-type="string">
            <text:p>2 <text:s/>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4];&quot; , &quot;;[.M14];&quot; ); // batacuda&quot;)" office:value-type="string" office:string-value="v( v1 | __ | __ | v4 | __ | v6 | __ | __ , __ | __ | __ | __ | __ | __ | __ | __ ); // batacuda" calcext:value-type="string">
            <text:p>v( v1 | __ | __ | v4 | __ | v6 | __ | __ , __ | __ | __ | __ | __ | __ | __ | __ ); // batacuda</text:p>
          </table:table-cell>
          <table:table-cell table:style-name="ce10" table:formula="of:=CONCATENATE(IF(LEN(TRIM([.$B14]))&gt;0;&quot;v1&quot;;&quot;__&quot;);&quot; | &quot;;IF(LEN(TRIM([.$C14]))&gt;0;&quot;v2&quot;;&quot;__&quot;);&quot; | &quot;;IF(LEN(TRIM([.$D14]))&gt;0;&quot;v3&quot;;&quot;__&quot;);&quot; | &quot;;IF(LEN(TRIM([.$E14]))&gt;0;&quot;v4&quot;;&quot;__&quot;);&quot; | &quot;;IF(LEN(TRIM([.$F14]))&gt;0;&quot;v5&quot;;&quot;__&quot;);&quot; | &quot;;IF(LEN(TRIM([.$G14]))&gt;0;&quot;v6&quot;;&quot;__&quot;);&quot; | &quot;;IF(LEN(TRIM([.$H14]))&gt;0;&quot;v7&quot;;&quot;__&quot;);&quot; | &quot;;IF(LEN(TRIM([.$I14]))&gt;0;&quot;v8&quot;;&quot;__&quot;))" office:value-type="string" office:string-value="v1 | __ | __ | v4 | __ | v6 | __ | __" calcext:value-type="string">
            <text:p>v1 | __ | __ | v4 | __ | v6 | __ | __</text:p>
          </table:table-cell>
          <table:table-cell table:style-name="ce10" table:formula="of:=CONCATENATE(IF(LEN(TRIM([.$B14]))&gt;1;&quot;v1&quot;;&quot;__&quot;);&quot; | &quot;;IF(LEN(TRIM([.$C14]))&gt;1;&quot;v2&quot;;&quot;__&quot;);&quot; | &quot;;IF(LEN(TRIM([.$D14]))&gt;1;&quot;v3&quot;;&quot;__&quot;);&quot; | &quot;;IF(LEN(TRIM([.$E14]))&gt;1;&quot;v4&quot;;&quot;__&quot;);&quot; | &quot;;IF(LEN(TRIM([.$F14]))&gt;1;&quot;v5&quot;;&quot;__&quot;);&quot; | &quot;;IF(LEN(TRIM([.$G14]))&gt;1;&quot;v6&quot;;&quot;__&quot;);&quot; | &quot;;IF(LEN(TRIM([.$H14]))&gt;1;&quot;v7&quot;;&quot;__&quot;);&quot; | &quot;;IF(LEN(TRIM([.$I1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string" office:string-value="3" calcext:value-type="string">
            <text:p>3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5];&quot; , &quot;;[.M15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15]))&gt;0;&quot;v1&quot;;&quot;__&quot;);&quot; | &quot;;IF(LEN(TRIM([.$C15]))&gt;0;&quot;v2&quot;;&quot;__&quot;);&quot; | &quot;;IF(LEN(TRIM([.$D15]))&gt;0;&quot;v3&quot;;&quot;__&quot;);&quot; | &quot;;IF(LEN(TRIM([.$E15]))&gt;0;&quot;v4&quot;;&quot;__&quot;);&quot; | &quot;;IF(LEN(TRIM([.$F15]))&gt;0;&quot;v5&quot;;&quot;__&quot;);&quot; | &quot;;IF(LEN(TRIM([.$G15]))&gt;0;&quot;v6&quot;;&quot;__&quot;);&quot; | &quot;;IF(LEN(TRIM([.$H15]))&gt;0;&quot;v7&quot;;&quot;__&quot;);&quot; | &quot;;IF(LEN(TRIM([.$I1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15]))&gt;1;&quot;v1&quot;;&quot;__&quot;);&quot; | &quot;;IF(LEN(TRIM([.$C15]))&gt;1;&quot;v2&quot;;&quot;__&quot;);&quot; | &quot;;IF(LEN(TRIM([.$D15]))&gt;1;&quot;v3&quot;;&quot;__&quot;);&quot; | &quot;;IF(LEN(TRIM([.$E15]))&gt;1;&quot;v4&quot;;&quot;__&quot;);&quot; | &quot;;IF(LEN(TRIM([.$F15]))&gt;1;&quot;v5&quot;;&quot;__&quot;);&quot; | &quot;;IF(LEN(TRIM([.$G15]))&gt;1;&quot;v6&quot;;&quot;__&quot;);&quot; | &quot;;IF(LEN(TRIM([.$H15]))&gt;1;&quot;v7&quot;;&quot;__&quot;);&quot; | &quot;;IF(LEN(TRIM([.$I1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string" office:string-value="4" calcext:value-type="string">
            <text:p>4 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6];&quot; , &quot;;[.M16];&quot; ); // batacuda&quot;)" office:value-type="string" office:string-value="v( v1 | v2 | v3 | v4 | __ | v6 | __ | __ , __ | __ | __ | __ | __ | v6 | __ | __ ); // batacuda" calcext:value-type="string">
            <text:p>v( v1 | v2 | v3 | v4 | __ | v6 | __ | __ , __ | __ | __ | __ | __ | v6 | __ | __ ); // batacuda</text:p>
          </table:table-cell>
          <table:table-cell table:style-name="ce10" table:formula="of:=CONCATENATE(IF(LEN(TRIM([.$B16]))&gt;0;&quot;v1&quot;;&quot;__&quot;);&quot; | &quot;;IF(LEN(TRIM([.$C16]))&gt;0;&quot;v2&quot;;&quot;__&quot;);&quot; | &quot;;IF(LEN(TRIM([.$D16]))&gt;0;&quot;v3&quot;;&quot;__&quot;);&quot; | &quot;;IF(LEN(TRIM([.$E16]))&gt;0;&quot;v4&quot;;&quot;__&quot;);&quot; | &quot;;IF(LEN(TRIM([.$F16]))&gt;0;&quot;v5&quot;;&quot;__&quot;);&quot; | &quot;;IF(LEN(TRIM([.$G16]))&gt;0;&quot;v6&quot;;&quot;__&quot;);&quot; | &quot;;IF(LEN(TRIM([.$H16]))&gt;0;&quot;v7&quot;;&quot;__&quot;);&quot; | &quot;;IF(LEN(TRIM([.$I16]))&gt;0;&quot;v8&quot;;&quot;__&quot;))" office:value-type="string" office:string-value="v1 | v2 | v3 | v4 | __ | v6 | __ | __" calcext:value-type="string">
            <text:p>v1 | v2 | v3 | v4 | __ | v6 | __ | __</text:p>
          </table:table-cell>
          <table:table-cell table:style-name="ce10" table:formula="of:=CONCATENATE(IF(LEN(TRIM([.$B16]))&gt;1;&quot;v1&quot;;&quot;__&quot;);&quot; | &quot;;IF(LEN(TRIM([.$C16]))&gt;1;&quot;v2&quot;;&quot;__&quot;);&quot; | &quot;;IF(LEN(TRIM([.$D16]))&gt;1;&quot;v3&quot;;&quot;__&quot;);&quot; | &quot;;IF(LEN(TRIM([.$E16]))&gt;1;&quot;v4&quot;;&quot;__&quot;);&quot; | &quot;;IF(LEN(TRIM([.$F16]))&gt;1;&quot;v5&quot;;&quot;__&quot;);&quot; | &quot;;IF(LEN(TRIM([.$G16]))&gt;1;&quot;v6&quot;;&quot;__&quot;);&quot; | &quot;;IF(LEN(TRIM([.$H16]))&gt;1;&quot;v7&quot;;&quot;__&quot;);&quot; | &quot;;IF(LEN(TRIM([.$I16]))&gt;1;&quot;v8&quot;;&quot;__&quot;))" office:value-type="string" office:string-value="__ | __ | __ | __ | __ | v6 | __ | __" calcext:value-type="string">
            <text:p>__ | __ | __ | __ | __ | v6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string" office:string-value="5" calcext:value-type="string">
            <text:p>5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7];&quot; , &quot;;[.M17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17]))&gt;0;&quot;v1&quot;;&quot;__&quot;);&quot; | &quot;;IF(LEN(TRIM([.$C17]))&gt;0;&quot;v2&quot;;&quot;__&quot;);&quot; | &quot;;IF(LEN(TRIM([.$D17]))&gt;0;&quot;v3&quot;;&quot;__&quot;);&quot; | &quot;;IF(LEN(TRIM([.$E17]))&gt;0;&quot;v4&quot;;&quot;__&quot;);&quot; | &quot;;IF(LEN(TRIM([.$F17]))&gt;0;&quot;v5&quot;;&quot;__&quot;);&quot; | &quot;;IF(LEN(TRIM([.$G17]))&gt;0;&quot;v6&quot;;&quot;__&quot;);&quot; | &quot;;IF(LEN(TRIM([.$H17]))&gt;0;&quot;v7&quot;;&quot;__&quot;);&quot; | &quot;;IF(LEN(TRIM([.$I1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17]))&gt;1;&quot;v1&quot;;&quot;__&quot;);&quot; | &quot;;IF(LEN(TRIM([.$C17]))&gt;1;&quot;v2&quot;;&quot;__&quot;);&quot; | &quot;;IF(LEN(TRIM([.$D17]))&gt;1;&quot;v3&quot;;&quot;__&quot;);&quot; | &quot;;IF(LEN(TRIM([.$E17]))&gt;1;&quot;v4&quot;;&quot;__&quot;);&quot; | &quot;;IF(LEN(TRIM([.$F17]))&gt;1;&quot;v5&quot;;&quot;__&quot;);&quot; | &quot;;IF(LEN(TRIM([.$G17]))&gt;1;&quot;v6&quot;;&quot;__&quot;);&quot; | &quot;;IF(LEN(TRIM([.$H17]))&gt;1;&quot;v7&quot;;&quot;__&quot;);&quot; | &quot;;IF(LEN(TRIM([.$I1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4" table:number-columns-repeated="8"/>
          <table:table-cell/>
          <table:table-cell table:style-name="ce6" office:value-type="string" calcext:value-type="string">
            <text:p>} // batacuda</text:p>
          </table:table-cell>
          <table:table-cell table:style-name="ce9" table:number-columns-repeated="2"/>
          <table:table-cell table:style-name="ce6" table:number-columns-repeated="1011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4" table:number-columns-repeated="8"/>
          <table:table-cell/>
          <table:table-cell table:style-name="ce6" office:value-type="string" calcext:value-type="string">
            <text:p>void upbeat1() { // batacuda</text:p>
          </table:table-cell>
          <table:table-cell table:style-name="ce9" table:number-columns-repeated="2"/>
          <table:table-cell table:style-name="ce6"/>
          <table:table-cell table:style-name="ce13"/>
          <table:table-cell table:style-name="ce6" table:number-columns-repeated="1009"/>
        </table:table-row>
        <table:table-row table:style-name="ro1">
          <table:table-cell office:value-type="string" office:string-value="lead" calcext:value-type="string">
            <text:p>lead <text:s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0];&quot; , &quot;;[.M20];&quot; ); // batacuda&quot;)" office:value-type="string" office:string-value="v( __ | __ | __ | v4 | __ | __ | __ | __ , __ | __ | __ | __ | __ | __ | __ | __ ); // batacuda" calcext:value-type="string">
            <text:p>v( __ | __ | __ | v4 | __ | __ | __ | __ , __ | __ | __ | __ | __ | __ | __ | __ ); // batacuda</text:p>
          </table:table-cell>
          <table:table-cell table:style-name="ce10" table:formula="of:=CONCATENATE(IF(LEN(TRIM([.$B20]))&gt;0;&quot;v1&quot;;&quot;__&quot;);&quot; | &quot;;IF(LEN(TRIM([.$C20]))&gt;0;&quot;v2&quot;;&quot;__&quot;);&quot; | &quot;;IF(LEN(TRIM([.$D20]))&gt;0;&quot;v3&quot;;&quot;__&quot;);&quot; | &quot;;IF(LEN(TRIM([.$E20]))&gt;0;&quot;v4&quot;;&quot;__&quot;);&quot; | &quot;;IF(LEN(TRIM([.$F20]))&gt;0;&quot;v5&quot;;&quot;__&quot;);&quot; | &quot;;IF(LEN(TRIM([.$G20]))&gt;0;&quot;v6&quot;;&quot;__&quot;);&quot; | &quot;;IF(LEN(TRIM([.$H20]))&gt;0;&quot;v7&quot;;&quot;__&quot;);&quot; | &quot;;IF(LEN(TRIM([.$I20]))&gt;0;&quot;v8&quot;;&quot;__&quot;))" office:value-type="string" office:string-value="__ | __ | __ | v4 | __ | __ | __ | __" calcext:value-type="string">
            <text:p>__ | __ | __ | v4 | __ | __ | __ | __</text:p>
          </table:table-cell>
          <table:table-cell table:style-name="ce10" table:formula="of:=CONCATENATE(IF(LEN(TRIM([.$B20]))&gt;1;&quot;v1&quot;;&quot;__&quot;);&quot; | &quot;;IF(LEN(TRIM([.$C20]))&gt;1;&quot;v2&quot;;&quot;__&quot;);&quot; | &quot;;IF(LEN(TRIM([.$D20]))&gt;1;&quot;v3&quot;;&quot;__&quot;);&quot; | &quot;;IF(LEN(TRIM([.$E20]))&gt;1;&quot;v4&quot;;&quot;__&quot;);&quot; | &quot;;IF(LEN(TRIM([.$F20]))&gt;1;&quot;v5&quot;;&quot;__&quot;);&quot; | &quot;;IF(LEN(TRIM([.$G20]))&gt;1;&quot;v6&quot;;&quot;__&quot;);&quot; | &quot;;IF(LEN(TRIM([.$H20]))&gt;1;&quot;v7&quot;;&quot;__&quot;);&quot; | &quot;;IF(LEN(TRIM([.$I2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1];&quot; , &quot;;[.M21];&quot; ); // batacuda&quot;)" office:value-type="string" office:string-value="v( __ | __ | __ | v4 | __ | __ | __ | __ , __ | __ | __ | __ | __ | __ | __ | __ ); // batacuda" calcext:value-type="string">
            <text:p>v( __ | __ | __ | v4 | __ | __ | __ | __ , __ | __ | __ | __ | __ | __ | __ | __ ); // batacuda</text:p>
          </table:table-cell>
          <table:table-cell table:style-name="ce10" table:formula="of:=CONCATENATE(IF(LEN(TRIM([.$B21]))&gt;0;&quot;v1&quot;;&quot;__&quot;);&quot; | &quot;;IF(LEN(TRIM([.$C21]))&gt;0;&quot;v2&quot;;&quot;__&quot;);&quot; | &quot;;IF(LEN(TRIM([.$D21]))&gt;0;&quot;v3&quot;;&quot;__&quot;);&quot; | &quot;;IF(LEN(TRIM([.$E21]))&gt;0;&quot;v4&quot;;&quot;__&quot;);&quot; | &quot;;IF(LEN(TRIM([.$F21]))&gt;0;&quot;v5&quot;;&quot;__&quot;);&quot; | &quot;;IF(LEN(TRIM([.$G21]))&gt;0;&quot;v6&quot;;&quot;__&quot;);&quot; | &quot;;IF(LEN(TRIM([.$H21]))&gt;0;&quot;v7&quot;;&quot;__&quot;);&quot; | &quot;;IF(LEN(TRIM([.$I21]))&gt;0;&quot;v8&quot;;&quot;__&quot;))" office:value-type="string" office:string-value="__ | __ | __ | v4 | __ | __ | __ | __" calcext:value-type="string">
            <text:p>__ | __ | __ | v4 | __ | __ | __ | __</text:p>
          </table:table-cell>
          <table:table-cell table:style-name="ce10" table:formula="of:=CONCATENATE(IF(LEN(TRIM([.$B21]))&gt;1;&quot;v1&quot;;&quot;__&quot;);&quot; | &quot;;IF(LEN(TRIM([.$C21]))&gt;1;&quot;v2&quot;;&quot;__&quot;);&quot; | &quot;;IF(LEN(TRIM([.$D21]))&gt;1;&quot;v3&quot;;&quot;__&quot;);&quot; | &quot;;IF(LEN(TRIM([.$E21]))&gt;1;&quot;v4&quot;;&quot;__&quot;);&quot; | &quot;;IF(LEN(TRIM([.$F21]))&gt;1;&quot;v5&quot;;&quot;__&quot;);&quot; | &quot;;IF(LEN(TRIM([.$G21]))&gt;1;&quot;v6&quot;;&quot;__&quot;);&quot; | &quot;;IF(LEN(TRIM([.$H21]))&gt;1;&quot;v7&quot;;&quot;__&quot;);&quot; | &quot;;IF(LEN(TRIM([.$I2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4" table:number-columns-repeated="8"/>
          <table:table-cell/>
          <table:table-cell table:style-name="ce6" office:value-type="string" calcext:value-type="string">
            <text:p>} // batacuda</text:p>
          </table:table-cell>
          <table:table-cell table:style-name="ce9" table:number-columns-repeated="2"/>
          <table:table-cell table:style-name="ce6" table:number-columns-repeated="1011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4" table:number-columns-repeated="8"/>
          <table:table-cell/>
          <table:table-cell table:style-name="ce6" office:value-type="string" calcext:value-type="string">
            <text:p>void pattern2() { // batacuda</text:p>
          </table:table-cell>
          <table:table-cell table:style-name="ce9" table:number-columns-repeated="2"/>
          <table:table-cell table:style-name="ce6"/>
          <table:table-cell table:style-name="ce13"/>
          <table:table-cell table:style-name="ce6" table:number-columns-repeated="1009"/>
        </table:table-row>
        <table:table-row table:style-name="ro1">
          <table:table-cell office:value-type="string" office:string-value="0" calcext:value-type="string">
            <text:p>0 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4];&quot; , &quot;;[.M24];&quot; ); // batacuda&quot;)" office:value-type="string" office:string-value="v( v1 | v2 | v3 | __ | __ | __ | __ | __ , __ | v2 | __ | __ | __ | __ | __ | __ ); // batacuda" calcext:value-type="string">
            <text:p>v( v1 | v2 | v3 | __ | __ | __ | __ | __ , __ | v2 | __ | __ | __ | __ | __ | __ ); // batacuda</text:p>
          </table:table-cell>
          <table:table-cell table:style-name="ce10" table:formula="of:=CONCATENATE(IF(LEN(TRIM([.$B24]))&gt;0;&quot;v1&quot;;&quot;__&quot;);&quot; | &quot;;IF(LEN(TRIM([.$C24]))&gt;0;&quot;v2&quot;;&quot;__&quot;);&quot; | &quot;;IF(LEN(TRIM([.$D24]))&gt;0;&quot;v3&quot;;&quot;__&quot;);&quot; | &quot;;IF(LEN(TRIM([.$E24]))&gt;0;&quot;v4&quot;;&quot;__&quot;);&quot; | &quot;;IF(LEN(TRIM([.$F24]))&gt;0;&quot;v5&quot;;&quot;__&quot;);&quot; | &quot;;IF(LEN(TRIM([.$G24]))&gt;0;&quot;v6&quot;;&quot;__&quot;);&quot; | &quot;;IF(LEN(TRIM([.$H24]))&gt;0;&quot;v7&quot;;&quot;__&quot;);&quot; | &quot;;IF(LEN(TRIM([.$I24]))&gt;0;&quot;v8&quot;;&quot;__&quot;))" office:value-type="string" office:string-value="v1 | v2 | v3 | __ | __ | __ | __ | __" calcext:value-type="string">
            <text:p>v1 | v2 | v3 | __ | __ | __ | __ | __</text:p>
          </table:table-cell>
          <table:table-cell table:style-name="ce10" table:formula="of:=CONCATENATE(IF(LEN(TRIM([.$B24]))&gt;1;&quot;v1&quot;;&quot;__&quot;);&quot; | &quot;;IF(LEN(TRIM([.$C24]))&gt;1;&quot;v2&quot;;&quot;__&quot;);&quot; | &quot;;IF(LEN(TRIM([.$D24]))&gt;1;&quot;v3&quot;;&quot;__&quot;);&quot; | &quot;;IF(LEN(TRIM([.$E24]))&gt;1;&quot;v4&quot;;&quot;__&quot;);&quot; | &quot;;IF(LEN(TRIM([.$F24]))&gt;1;&quot;v5&quot;;&quot;__&quot;);&quot; | &quot;;IF(LEN(TRIM([.$G24]))&gt;1;&quot;v6&quot;;&quot;__&quot;);&quot; | &quot;;IF(LEN(TRIM([.$H24]))&gt;1;&quot;v7&quot;;&quot;__&quot;);&quot; | &quot;;IF(LEN(TRIM([.$I24]))&gt;1;&quot;v8&quot;;&quot;__&quot;))" office:value-type="string" office:string-value="__ | v2 | __ | __ | __ | __ | __ | __" calcext:value-type="string">
            <text:p>__ | v2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string" office:string-value="1" calcext:value-type="string">
            <text:p>1 <text:s/>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5];&quot; , &quot;;[.M25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10" table:formula="of:=CONCATENATE(IF(LEN(TRIM([.$B25]))&gt;0;&quot;v1&quot;;&quot;__&quot;);&quot; | &quot;;IF(LEN(TRIM([.$C25]))&gt;0;&quot;v2&quot;;&quot;__&quot;);&quot; | &quot;;IF(LEN(TRIM([.$D25]))&gt;0;&quot;v3&quot;;&quot;__&quot;);&quot; | &quot;;IF(LEN(TRIM([.$E25]))&gt;0;&quot;v4&quot;;&quot;__&quot;);&quot; | &quot;;IF(LEN(TRIM([.$F25]))&gt;0;&quot;v5&quot;;&quot;__&quot;);&quot; | &quot;;IF(LEN(TRIM([.$G25]))&gt;0;&quot;v6&quot;;&quot;__&quot;);&quot; | &quot;;IF(LEN(TRIM([.$H25]))&gt;0;&quot;v7&quot;;&quot;__&quot;);&quot; | &quot;;IF(LEN(TRIM([.$I25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10" table:formula="of:=CONCATENATE(IF(LEN(TRIM([.$B25]))&gt;1;&quot;v1&quot;;&quot;__&quot;);&quot; | &quot;;IF(LEN(TRIM([.$C25]))&gt;1;&quot;v2&quot;;&quot;__&quot;);&quot; | &quot;;IF(LEN(TRIM([.$D25]))&gt;1;&quot;v3&quot;;&quot;__&quot;);&quot; | &quot;;IF(LEN(TRIM([.$E25]))&gt;1;&quot;v4&quot;;&quot;__&quot;);&quot; | &quot;;IF(LEN(TRIM([.$F25]))&gt;1;&quot;v5&quot;;&quot;__&quot;);&quot; | &quot;;IF(LEN(TRIM([.$G25]))&gt;1;&quot;v6&quot;;&quot;__&quot;);&quot; | &quot;;IF(LEN(TRIM([.$H25]))&gt;1;&quot;v7&quot;;&quot;__&quot;);&quot; | &quot;;IF(LEN(TRIM([.$I2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string" office:string-value="2" calcext:value-type="string">
            <text:p>2 <text:s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6];&quot; , &quot;;[.M26];&quot; ); // batacuda&quot;)" office:value-type="string" office:string-value="v( v1 | __ | v3 | __ | __ | __ | __ | __ , __ | __ | __ | __ | __ | __ | __ | __ ); // batacuda" calcext:value-type="string">
            <text:p>v( v1 | __ | v3 | __ | __ | __ | __ | __ , __ | __ | __ | __ | __ | __ | __ | __ ); // batacuda</text:p>
          </table:table-cell>
          <table:table-cell table:style-name="ce10" table:formula="of:=CONCATENATE(IF(LEN(TRIM([.$B26]))&gt;0;&quot;v1&quot;;&quot;__&quot;);&quot; | &quot;;IF(LEN(TRIM([.$C26]))&gt;0;&quot;v2&quot;;&quot;__&quot;);&quot; | &quot;;IF(LEN(TRIM([.$D26]))&gt;0;&quot;v3&quot;;&quot;__&quot;);&quot; | &quot;;IF(LEN(TRIM([.$E26]))&gt;0;&quot;v4&quot;;&quot;__&quot;);&quot; | &quot;;IF(LEN(TRIM([.$F26]))&gt;0;&quot;v5&quot;;&quot;__&quot;);&quot; | &quot;;IF(LEN(TRIM([.$G26]))&gt;0;&quot;v6&quot;;&quot;__&quot;);&quot; | &quot;;IF(LEN(TRIM([.$H26]))&gt;0;&quot;v7&quot;;&quot;__&quot;);&quot; | &quot;;IF(LEN(TRIM([.$I26]))&gt;0;&quot;v8&quot;;&quot;__&quot;))" office:value-type="string" office:string-value="v1 | __ | v3 | __ | __ | __ | __ | __" calcext:value-type="string">
            <text:p>v1 | __ | v3 | __ | __ | __ | __ | __</text:p>
          </table:table-cell>
          <table:table-cell table:style-name="ce10" table:formula="of:=CONCATENATE(IF(LEN(TRIM([.$B26]))&gt;1;&quot;v1&quot;;&quot;__&quot;);&quot; | &quot;;IF(LEN(TRIM([.$C26]))&gt;1;&quot;v2&quot;;&quot;__&quot;);&quot; | &quot;;IF(LEN(TRIM([.$D26]))&gt;1;&quot;v3&quot;;&quot;__&quot;);&quot; | &quot;;IF(LEN(TRIM([.$E26]))&gt;1;&quot;v4&quot;;&quot;__&quot;);&quot; | &quot;;IF(LEN(TRIM([.$F26]))&gt;1;&quot;v5&quot;;&quot;__&quot;);&quot; | &quot;;IF(LEN(TRIM([.$G26]))&gt;1;&quot;v6&quot;;&quot;__&quot;);&quot; | &quot;;IF(LEN(TRIM([.$H26]))&gt;1;&quot;v7&quot;;&quot;__&quot;);&quot; | &quot;;IF(LEN(TRIM([.$I2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string" office:string-value="3" calcext:value-type="string">
            <text:p>3 <text:s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7];&quot; , &quot;;[.M27];&quot; ); // batacuda&quot;)" office:value-type="string" office:string-value="v( v1 | __ | v3 | __ | __ | __ | __ | __ , __ | __ | __ | __ | __ | __ | __ | __ ); // batacuda" calcext:value-type="string">
            <text:p>v( v1 | __ | v3 | __ | __ | __ | __ | __ , __ | __ | __ | __ | __ | __ | __ | __ ); // batacuda</text:p>
          </table:table-cell>
          <table:table-cell table:style-name="ce10" table:formula="of:=CONCATENATE(IF(LEN(TRIM([.$B27]))&gt;0;&quot;v1&quot;;&quot;__&quot;);&quot; | &quot;;IF(LEN(TRIM([.$C27]))&gt;0;&quot;v2&quot;;&quot;__&quot;);&quot; | &quot;;IF(LEN(TRIM([.$D27]))&gt;0;&quot;v3&quot;;&quot;__&quot;);&quot; | &quot;;IF(LEN(TRIM([.$E27]))&gt;0;&quot;v4&quot;;&quot;__&quot;);&quot; | &quot;;IF(LEN(TRIM([.$F27]))&gt;0;&quot;v5&quot;;&quot;__&quot;);&quot; | &quot;;IF(LEN(TRIM([.$G27]))&gt;0;&quot;v6&quot;;&quot;__&quot;);&quot; | &quot;;IF(LEN(TRIM([.$H27]))&gt;0;&quot;v7&quot;;&quot;__&quot;);&quot; | &quot;;IF(LEN(TRIM([.$I27]))&gt;0;&quot;v8&quot;;&quot;__&quot;))" office:value-type="string" office:string-value="v1 | __ | v3 | __ | __ | __ | __ | __" calcext:value-type="string">
            <text:p>v1 | __ | v3 | __ | __ | __ | __ | __</text:p>
          </table:table-cell>
          <table:table-cell table:style-name="ce10" table:formula="of:=CONCATENATE(IF(LEN(TRIM([.$B27]))&gt;1;&quot;v1&quot;;&quot;__&quot;);&quot; | &quot;;IF(LEN(TRIM([.$C27]))&gt;1;&quot;v2&quot;;&quot;__&quot;);&quot; | &quot;;IF(LEN(TRIM([.$D27]))&gt;1;&quot;v3&quot;;&quot;__&quot;);&quot; | &quot;;IF(LEN(TRIM([.$E27]))&gt;1;&quot;v4&quot;;&quot;__&quot;);&quot; | &quot;;IF(LEN(TRIM([.$F27]))&gt;1;&quot;v5&quot;;&quot;__&quot;);&quot; | &quot;;IF(LEN(TRIM([.$G27]))&gt;1;&quot;v6&quot;;&quot;__&quot;);&quot; | &quot;;IF(LEN(TRIM([.$H27]))&gt;1;&quot;v7&quot;;&quot;__&quot;);&quot; | &quot;;IF(LEN(TRIM([.$I2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string" office:string-value="4" calcext:value-type="string">
            <text:p>4 <text:s/>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8];&quot; , &quot;;[.M28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10" table:formula="of:=CONCATENATE(IF(LEN(TRIM([.$B28]))&gt;0;&quot;v1&quot;;&quot;__&quot;);&quot; | &quot;;IF(LEN(TRIM([.$C28]))&gt;0;&quot;v2&quot;;&quot;__&quot;);&quot; | &quot;;IF(LEN(TRIM([.$D28]))&gt;0;&quot;v3&quot;;&quot;__&quot;);&quot; | &quot;;IF(LEN(TRIM([.$E28]))&gt;0;&quot;v4&quot;;&quot;__&quot;);&quot; | &quot;;IF(LEN(TRIM([.$F28]))&gt;0;&quot;v5&quot;;&quot;__&quot;);&quot; | &quot;;IF(LEN(TRIM([.$G28]))&gt;0;&quot;v6&quot;;&quot;__&quot;);&quot; | &quot;;IF(LEN(TRIM([.$H28]))&gt;0;&quot;v7&quot;;&quot;__&quot;);&quot; | &quot;;IF(LEN(TRIM([.$I28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10" table:formula="of:=CONCATENATE(IF(LEN(TRIM([.$B28]))&gt;1;&quot;v1&quot;;&quot;__&quot;);&quot; | &quot;;IF(LEN(TRIM([.$C28]))&gt;1;&quot;v2&quot;;&quot;__&quot;);&quot; | &quot;;IF(LEN(TRIM([.$D28]))&gt;1;&quot;v3&quot;;&quot;__&quot;);&quot; | &quot;;IF(LEN(TRIM([.$E28]))&gt;1;&quot;v4&quot;;&quot;__&quot;);&quot; | &quot;;IF(LEN(TRIM([.$F28]))&gt;1;&quot;v5&quot;;&quot;__&quot;);&quot; | &quot;;IF(LEN(TRIM([.$G28]))&gt;1;&quot;v6&quot;;&quot;__&quot;);&quot; | &quot;;IF(LEN(TRIM([.$H28]))&gt;1;&quot;v7&quot;;&quot;__&quot;);&quot; | &quot;;IF(LEN(TRIM([.$I2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string" office:string-value="5" calcext:value-type="string">
            <text:p>5 <text:s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9];&quot; , &quot;;[.M29];&quot; ); // batacuda&quot;)" office:value-type="string" office:string-value="v( v1 | __ | v3 | __ | __ | __ | __ | __ , __ | __ | __ | __ | __ | __ | __ | __ ); // batacuda" calcext:value-type="string">
            <text:p>v( v1 | __ | v3 | __ | __ | __ | __ | __ , __ | __ | __ | __ | __ | __ | __ | __ ); // batacuda</text:p>
          </table:table-cell>
          <table:table-cell table:style-name="ce10" table:formula="of:=CONCATENATE(IF(LEN(TRIM([.$B29]))&gt;0;&quot;v1&quot;;&quot;__&quot;);&quot; | &quot;;IF(LEN(TRIM([.$C29]))&gt;0;&quot;v2&quot;;&quot;__&quot;);&quot; | &quot;;IF(LEN(TRIM([.$D29]))&gt;0;&quot;v3&quot;;&quot;__&quot;);&quot; | &quot;;IF(LEN(TRIM([.$E29]))&gt;0;&quot;v4&quot;;&quot;__&quot;);&quot; | &quot;;IF(LEN(TRIM([.$F29]))&gt;0;&quot;v5&quot;;&quot;__&quot;);&quot; | &quot;;IF(LEN(TRIM([.$G29]))&gt;0;&quot;v6&quot;;&quot;__&quot;);&quot; | &quot;;IF(LEN(TRIM([.$H29]))&gt;0;&quot;v7&quot;;&quot;__&quot;);&quot; | &quot;;IF(LEN(TRIM([.$I29]))&gt;0;&quot;v8&quot;;&quot;__&quot;))" office:value-type="string" office:string-value="v1 | __ | v3 | __ | __ | __ | __ | __" calcext:value-type="string">
            <text:p>v1 | __ | v3 | __ | __ | __ | __ | __</text:p>
          </table:table-cell>
          <table:table-cell table:style-name="ce10" table:formula="of:=CONCATENATE(IF(LEN(TRIM([.$B29]))&gt;1;&quot;v1&quot;;&quot;__&quot;);&quot; | &quot;;IF(LEN(TRIM([.$C29]))&gt;1;&quot;v2&quot;;&quot;__&quot;);&quot; | &quot;;IF(LEN(TRIM([.$D29]))&gt;1;&quot;v3&quot;;&quot;__&quot;);&quot; | &quot;;IF(LEN(TRIM([.$E29]))&gt;1;&quot;v4&quot;;&quot;__&quot;);&quot; | &quot;;IF(LEN(TRIM([.$F29]))&gt;1;&quot;v5&quot;;&quot;__&quot;);&quot; | &quot;;IF(LEN(TRIM([.$G29]))&gt;1;&quot;v6&quot;;&quot;__&quot;);&quot; | &quot;;IF(LEN(TRIM([.$H29]))&gt;1;&quot;v7&quot;;&quot;__&quot;);&quot; | &quot;;IF(LEN(TRIM([.$I2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string" office:string-value="6" calcext:value-type="string">
            <text:p>6 <text:s/></text:p>
          </table:table-cell>
          <table:table-cell table:number-columns-repeated="2"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0];&quot; , &quot;;[.M30];&quot; ); // batacuda&quot;)" office:value-type="string" office:string-value="v( v1 | v2 | v3 | __ | __ | __ | __ | __ , v1 | v2 | __ | __ | __ | __ | __ | __ ); // batacuda" calcext:value-type="string">
            <text:p>v( v1 | v2 | v3 | __ | __ | __ | __ | __ , v1 | v2 | __ | __ | __ | __ | __ | __ ); // batacuda</text:p>
          </table:table-cell>
          <table:table-cell table:style-name="ce10" table:formula="of:=CONCATENATE(IF(LEN(TRIM([.$B30]))&gt;0;&quot;v1&quot;;&quot;__&quot;);&quot; | &quot;;IF(LEN(TRIM([.$C30]))&gt;0;&quot;v2&quot;;&quot;__&quot;);&quot; | &quot;;IF(LEN(TRIM([.$D30]))&gt;0;&quot;v3&quot;;&quot;__&quot;);&quot; | &quot;;IF(LEN(TRIM([.$E30]))&gt;0;&quot;v4&quot;;&quot;__&quot;);&quot; | &quot;;IF(LEN(TRIM([.$F30]))&gt;0;&quot;v5&quot;;&quot;__&quot;);&quot; | &quot;;IF(LEN(TRIM([.$G30]))&gt;0;&quot;v6&quot;;&quot;__&quot;);&quot; | &quot;;IF(LEN(TRIM([.$H30]))&gt;0;&quot;v7&quot;;&quot;__&quot;);&quot; | &quot;;IF(LEN(TRIM([.$I30]))&gt;0;&quot;v8&quot;;&quot;__&quot;))" office:value-type="string" office:string-value="v1 | v2 | v3 | __ | __ | __ | __ | __" calcext:value-type="string">
            <text:p>v1 | v2 | v3 | __ | __ | __ | __ | __</text:p>
          </table:table-cell>
          <table:table-cell table:style-name="ce10" table:formula="of:=CONCATENATE(IF(LEN(TRIM([.$B30]))&gt;1;&quot;v1&quot;;&quot;__&quot;);&quot; | &quot;;IF(LEN(TRIM([.$C30]))&gt;1;&quot;v2&quot;;&quot;__&quot;);&quot; | &quot;;IF(LEN(TRIM([.$D30]))&gt;1;&quot;v3&quot;;&quot;__&quot;);&quot; | &quot;;IF(LEN(TRIM([.$E30]))&gt;1;&quot;v4&quot;;&quot;__&quot;);&quot; | &quot;;IF(LEN(TRIM([.$F30]))&gt;1;&quot;v5&quot;;&quot;__&quot;);&quot; | &quot;;IF(LEN(TRIM([.$G30]))&gt;1;&quot;v6&quot;;&quot;__&quot;);&quot; | &quot;;IF(LEN(TRIM([.$H30]))&gt;1;&quot;v7&quot;;&quot;__&quot;);&quot; | &quot;;IF(LEN(TRIM([.$I30]))&gt;1;&quot;v8&quot;;&quot;__&quot;))" office:value-type="string" office:string-value="v1 | v2 | __ | __ | __ | __ | __ | __" calcext:value-type="string">
            <text:p>v1 | v2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string" office:string-value="7" calcext:value-type="string">
            <text:p>7 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1];&quot; , &quot;;[.M31];&quot; ); // batacuda&quot;)" office:value-type="string" office:string-value="v( __ | __ | v3 | __ | __ | __ | __ | __ , __ | __ | __ | __ | __ | __ | __ | __ ); // batacuda" calcext:value-type="string">
            <text:p>v( __ | __ | v3 | __ | __ | __ | __ | __ , __ | __ | __ | __ | __ | __ | __ | __ ); // batacuda</text:p>
          </table:table-cell>
          <table:table-cell table:style-name="ce10" table:formula="of:=CONCATENATE(IF(LEN(TRIM([.$B31]))&gt;0;&quot;v1&quot;;&quot;__&quot;);&quot; | &quot;;IF(LEN(TRIM([.$C31]))&gt;0;&quot;v2&quot;;&quot;__&quot;);&quot; | &quot;;IF(LEN(TRIM([.$D31]))&gt;0;&quot;v3&quot;;&quot;__&quot;);&quot; | &quot;;IF(LEN(TRIM([.$E31]))&gt;0;&quot;v4&quot;;&quot;__&quot;);&quot; | &quot;;IF(LEN(TRIM([.$F31]))&gt;0;&quot;v5&quot;;&quot;__&quot;);&quot; | &quot;;IF(LEN(TRIM([.$G31]))&gt;0;&quot;v6&quot;;&quot;__&quot;);&quot; | &quot;;IF(LEN(TRIM([.$H31]))&gt;0;&quot;v7&quot;;&quot;__&quot;);&quot; | &quot;;IF(LEN(TRIM([.$I31]))&gt;0;&quot;v8&quot;;&quot;__&quot;))" office:value-type="string" office:string-value="__ | __ | v3 | __ | __ | __ | __ | __" calcext:value-type="string">
            <text:p>__ | __ | v3 | __ | __ | __ | __ | __</text:p>
          </table:table-cell>
          <table:table-cell table:style-name="ce10" table:formula="of:=CONCATENATE(IF(LEN(TRIM([.$B31]))&gt;1;&quot;v1&quot;;&quot;__&quot;);&quot; | &quot;;IF(LEN(TRIM([.$C31]))&gt;1;&quot;v2&quot;;&quot;__&quot;);&quot; | &quot;;IF(LEN(TRIM([.$D31]))&gt;1;&quot;v3&quot;;&quot;__&quot;);&quot; | &quot;;IF(LEN(TRIM([.$E31]))&gt;1;&quot;v4&quot;;&quot;__&quot;);&quot; | &quot;;IF(LEN(TRIM([.$F31]))&gt;1;&quot;v5&quot;;&quot;__&quot;);&quot; | &quot;;IF(LEN(TRIM([.$G31]))&gt;1;&quot;v6&quot;;&quot;__&quot;);&quot; | &quot;;IF(LEN(TRIM([.$H31]))&gt;1;&quot;v7&quot;;&quot;__&quot;);&quot; | &quot;;IF(LEN(TRIM([.$I3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string" office:string-value="8" calcext:value-type="string">
            <text:p>8 <text:s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2];&quot; , &quot;;[.M32];&quot; ); // batacuda&quot;)" office:value-type="string" office:string-value="v( __ | __ | __ | v4 | __ | __ | __ | __ , __ | __ | __ | __ | __ | __ | __ | __ ); // batacuda" calcext:value-type="string">
            <text:p>v( __ | __ | __ | v4 | __ | __ | __ | __ , __ | __ | __ | __ | __ | __ | __ | __ ); // batacuda</text:p>
          </table:table-cell>
          <table:table-cell table:style-name="ce10" table:formula="of:=CONCATENATE(IF(LEN(TRIM([.$B32]))&gt;0;&quot;v1&quot;;&quot;__&quot;);&quot; | &quot;;IF(LEN(TRIM([.$C32]))&gt;0;&quot;v2&quot;;&quot;__&quot;);&quot; | &quot;;IF(LEN(TRIM([.$D32]))&gt;0;&quot;v3&quot;;&quot;__&quot;);&quot; | &quot;;IF(LEN(TRIM([.$E32]))&gt;0;&quot;v4&quot;;&quot;__&quot;);&quot; | &quot;;IF(LEN(TRIM([.$F32]))&gt;0;&quot;v5&quot;;&quot;__&quot;);&quot; | &quot;;IF(LEN(TRIM([.$G32]))&gt;0;&quot;v6&quot;;&quot;__&quot;);&quot; | &quot;;IF(LEN(TRIM([.$H32]))&gt;0;&quot;v7&quot;;&quot;__&quot;);&quot; | &quot;;IF(LEN(TRIM([.$I32]))&gt;0;&quot;v8&quot;;&quot;__&quot;))" office:value-type="string" office:string-value="__ | __ | __ | v4 | __ | __ | __ | __" calcext:value-type="string">
            <text:p>__ | __ | __ | v4 | __ | __ | __ | __</text:p>
          </table:table-cell>
          <table:table-cell table:style-name="ce10" table:formula="of:=CONCATENATE(IF(LEN(TRIM([.$B32]))&gt;1;&quot;v1&quot;;&quot;__&quot;);&quot; | &quot;;IF(LEN(TRIM([.$C32]))&gt;1;&quot;v2&quot;;&quot;__&quot;);&quot; | &quot;;IF(LEN(TRIM([.$D32]))&gt;1;&quot;v3&quot;;&quot;__&quot;);&quot; | &quot;;IF(LEN(TRIM([.$E32]))&gt;1;&quot;v4&quot;;&quot;__&quot;);&quot; | &quot;;IF(LEN(TRIM([.$F32]))&gt;1;&quot;v5&quot;;&quot;__&quot;);&quot; | &quot;;IF(LEN(TRIM([.$G32]))&gt;1;&quot;v6&quot;;&quot;__&quot;);&quot; | &quot;;IF(LEN(TRIM([.$H32]))&gt;1;&quot;v7&quot;;&quot;__&quot;);&quot; | &quot;;IF(LEN(TRIM([.$I3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string" office:string-value="9" calcext:value-type="string">
            <text:p>9 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3];&quot; , &quot;;[.M33];&quot; ); // batacuda&quot;)" office:value-type="string" office:string-value="v( __ | __ | v3 | __ | __ | __ | __ | __ , __ | __ | __ | __ | __ | __ | __ | __ ); // batacuda" calcext:value-type="string">
            <text:p>v( __ | __ | v3 | __ | __ | __ | __ | __ , __ | __ | __ | __ | __ | __ | __ | __ ); // batacuda</text:p>
          </table:table-cell>
          <table:table-cell table:style-name="ce10" table:formula="of:=CONCATENATE(IF(LEN(TRIM([.$B33]))&gt;0;&quot;v1&quot;;&quot;__&quot;);&quot; | &quot;;IF(LEN(TRIM([.$C33]))&gt;0;&quot;v2&quot;;&quot;__&quot;);&quot; | &quot;;IF(LEN(TRIM([.$D33]))&gt;0;&quot;v3&quot;;&quot;__&quot;);&quot; | &quot;;IF(LEN(TRIM([.$E33]))&gt;0;&quot;v4&quot;;&quot;__&quot;);&quot; | &quot;;IF(LEN(TRIM([.$F33]))&gt;0;&quot;v5&quot;;&quot;__&quot;);&quot; | &quot;;IF(LEN(TRIM([.$G33]))&gt;0;&quot;v6&quot;;&quot;__&quot;);&quot; | &quot;;IF(LEN(TRIM([.$H33]))&gt;0;&quot;v7&quot;;&quot;__&quot;);&quot; | &quot;;IF(LEN(TRIM([.$I33]))&gt;0;&quot;v8&quot;;&quot;__&quot;))" office:value-type="string" office:string-value="__ | __ | v3 | __ | __ | __ | __ | __" calcext:value-type="string">
            <text:p>__ | __ | v3 | __ | __ | __ | __ | __</text:p>
          </table:table-cell>
          <table:table-cell table:style-name="ce10" table:formula="of:=CONCATENATE(IF(LEN(TRIM([.$B33]))&gt;1;&quot;v1&quot;;&quot;__&quot;);&quot; | &quot;;IF(LEN(TRIM([.$C33]))&gt;1;&quot;v2&quot;;&quot;__&quot;);&quot; | &quot;;IF(LEN(TRIM([.$D33]))&gt;1;&quot;v3&quot;;&quot;__&quot;);&quot; | &quot;;IF(LEN(TRIM([.$E33]))&gt;1;&quot;v4&quot;;&quot;__&quot;);&quot; | &quot;;IF(LEN(TRIM([.$F33]))&gt;1;&quot;v5&quot;;&quot;__&quot;);&quot; | &quot;;IF(LEN(TRIM([.$G33]))&gt;1;&quot;v6&quot;;&quot;__&quot;);&quot; | &quot;;IF(LEN(TRIM([.$H33]))&gt;1;&quot;v7&quot;;&quot;__&quot;);&quot; | &quot;;IF(LEN(TRIM([.$I3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string" office:string-value="10" calcext:value-type="string">
            <text:p>10 <text:s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4];&quot; , &quot;;[.M34];&quot; ); // batacuda&quot;)" office:value-type="string" office:string-value="v( __ | __ | __ | v4 | __ | __ | __ | __ , __ | __ | __ | __ | __ | __ | __ | __ ); // batacuda" calcext:value-type="string">
            <text:p>v( __ | __ | __ | v4 | __ | __ | __ | __ , __ | __ | __ | __ | __ | __ | __ | __ ); // batacuda</text:p>
          </table:table-cell>
          <table:table-cell table:style-name="ce10" table:formula="of:=CONCATENATE(IF(LEN(TRIM([.$B34]))&gt;0;&quot;v1&quot;;&quot;__&quot;);&quot; | &quot;;IF(LEN(TRIM([.$C34]))&gt;0;&quot;v2&quot;;&quot;__&quot;);&quot; | &quot;;IF(LEN(TRIM([.$D34]))&gt;0;&quot;v3&quot;;&quot;__&quot;);&quot; | &quot;;IF(LEN(TRIM([.$E34]))&gt;0;&quot;v4&quot;;&quot;__&quot;);&quot; | &quot;;IF(LEN(TRIM([.$F34]))&gt;0;&quot;v5&quot;;&quot;__&quot;);&quot; | &quot;;IF(LEN(TRIM([.$G34]))&gt;0;&quot;v6&quot;;&quot;__&quot;);&quot; | &quot;;IF(LEN(TRIM([.$H34]))&gt;0;&quot;v7&quot;;&quot;__&quot;);&quot; | &quot;;IF(LEN(TRIM([.$I34]))&gt;0;&quot;v8&quot;;&quot;__&quot;))" office:value-type="string" office:string-value="__ | __ | __ | v4 | __ | __ | __ | __" calcext:value-type="string">
            <text:p>__ | __ | __ | v4 | __ | __ | __ | __</text:p>
          </table:table-cell>
          <table:table-cell table:style-name="ce10" table:formula="of:=CONCATENATE(IF(LEN(TRIM([.$B34]))&gt;1;&quot;v1&quot;;&quot;__&quot;);&quot; | &quot;;IF(LEN(TRIM([.$C34]))&gt;1;&quot;v2&quot;;&quot;__&quot;);&quot; | &quot;;IF(LEN(TRIM([.$D34]))&gt;1;&quot;v3&quot;;&quot;__&quot;);&quot; | &quot;;IF(LEN(TRIM([.$E34]))&gt;1;&quot;v4&quot;;&quot;__&quot;);&quot; | &quot;;IF(LEN(TRIM([.$F34]))&gt;1;&quot;v5&quot;;&quot;__&quot;);&quot; | &quot;;IF(LEN(TRIM([.$G34]))&gt;1;&quot;v6&quot;;&quot;__&quot;);&quot; | &quot;;IF(LEN(TRIM([.$H34]))&gt;1;&quot;v7&quot;;&quot;__&quot;);&quot; | &quot;;IF(LEN(TRIM([.$I3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office:value-type="string" office:string-value="11" calcext:value-type="string">
            <text:p>11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5];&quot; , &quot;;[.M35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10" table:formula="of:=CONCATENATE(IF(LEN(TRIM([.$B35]))&gt;0;&quot;v1&quot;;&quot;__&quot;);&quot; | &quot;;IF(LEN(TRIM([.$C35]))&gt;0;&quot;v2&quot;;&quot;__&quot;);&quot; | &quot;;IF(LEN(TRIM([.$D35]))&gt;0;&quot;v3&quot;;&quot;__&quot;);&quot; | &quot;;IF(LEN(TRIM([.$E35]))&gt;0;&quot;v4&quot;;&quot;__&quot;);&quot; | &quot;;IF(LEN(TRIM([.$F35]))&gt;0;&quot;v5&quot;;&quot;__&quot;);&quot; | &quot;;IF(LEN(TRIM([.$G35]))&gt;0;&quot;v6&quot;;&quot;__&quot;);&quot; | &quot;;IF(LEN(TRIM([.$H35]))&gt;0;&quot;v7&quot;;&quot;__&quot;);&quot; | &quot;;IF(LEN(TRIM([.$I3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35]))&gt;1;&quot;v1&quot;;&quot;__&quot;);&quot; | &quot;;IF(LEN(TRIM([.$C35]))&gt;1;&quot;v2&quot;;&quot;__&quot;);&quot; | &quot;;IF(LEN(TRIM([.$D35]))&gt;1;&quot;v3&quot;;&quot;__&quot;);&quot; | &quot;;IF(LEN(TRIM([.$E35]))&gt;1;&quot;v4&quot;;&quot;__&quot;);&quot; | &quot;;IF(LEN(TRIM([.$F35]))&gt;1;&quot;v5&quot;;&quot;__&quot;);&quot; | &quot;;IF(LEN(TRIM([.$G35]))&gt;1;&quot;v6&quot;;&quot;__&quot;);&quot; | &quot;;IF(LEN(TRIM([.$H35]))&gt;1;&quot;v7&quot;;&quot;__&quot;);&quot; | &quot;;IF(LEN(TRIM([.$I3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4" table:number-columns-repeated="8"/>
          <table:table-cell/>
          <table:table-cell table:style-name="ce6" office:value-type="string" calcext:value-type="string">
            <text:p>} // batacuda</text:p>
          </table:table-cell>
          <table:table-cell table:style-name="ce9" table:number-columns-repeated="2"/>
          <table:table-cell table:style-name="ce6" table:number-columns-repeated="1011"/>
        </table:table-row>
        <table:table-row table:style-name="ro1">
          <table:table-cell table:number-columns-repeated="11"/>
          <table:table-cell table:style-name="ce10" table:formula="of:=CONCATENATE(IF(LEN(TRIM([.$B37]))&gt;0;&quot;v1&quot;;&quot;__&quot;);&quot; | &quot;;IF(LEN(TRIM([.$C37]))&gt;0;&quot;v2&quot;;&quot;__&quot;);&quot; | &quot;;IF(LEN(TRIM([.$D37]))&gt;0;&quot;v3&quot;;&quot;__&quot;);&quot; | &quot;;IF(LEN(TRIM([.$E37]))&gt;0;&quot;v4&quot;;&quot;__&quot;);&quot; | &quot;;IF(LEN(TRIM([.$F37]))&gt;0;&quot;v5&quot;;&quot;__&quot;);&quot; | &quot;;IF(LEN(TRIM([.$G37]))&gt;0;&quot;v6&quot;;&quot;__&quot;);&quot; | &quot;;IF(LEN(TRIM([.$H37]))&gt;0;&quot;v7&quot;;&quot;__&quot;);&quot; | &quot;;IF(LEN(TRIM([.$I3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37]))&gt;1;&quot;v1&quot;;&quot;__&quot;);&quot; | &quot;;IF(LEN(TRIM([.$C37]))&gt;1;&quot;v2&quot;;&quot;__&quot;);&quot; | &quot;;IF(LEN(TRIM([.$D37]))&gt;1;&quot;v3&quot;;&quot;__&quot;);&quot; | &quot;;IF(LEN(TRIM([.$E37]))&gt;1;&quot;v4&quot;;&quot;__&quot;);&quot; | &quot;;IF(LEN(TRIM([.$F37]))&gt;1;&quot;v5&quot;;&quot;__&quot;);&quot; | &quot;;IF(LEN(TRIM([.$G37]))&gt;1;&quot;v6&quot;;&quot;__&quot;);&quot; | &quot;;IF(LEN(TRIM([.$H37]))&gt;1;&quot;v7&quot;;&quot;__&quot;);&quot; | &quot;;IF(LEN(TRIM([.$I3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38]))&gt;0;&quot;v1&quot;;&quot;__&quot;);&quot; | &quot;;IF(LEN(TRIM([.$C38]))&gt;0;&quot;v2&quot;;&quot;__&quot;);&quot; | &quot;;IF(LEN(TRIM([.$D38]))&gt;0;&quot;v3&quot;;&quot;__&quot;);&quot; | &quot;;IF(LEN(TRIM([.$E38]))&gt;0;&quot;v4&quot;;&quot;__&quot;);&quot; | &quot;;IF(LEN(TRIM([.$F38]))&gt;0;&quot;v5&quot;;&quot;__&quot;);&quot; | &quot;;IF(LEN(TRIM([.$G38]))&gt;0;&quot;v6&quot;;&quot;__&quot;);&quot; | &quot;;IF(LEN(TRIM([.$H38]))&gt;0;&quot;v7&quot;;&quot;__&quot;);&quot; | &quot;;IF(LEN(TRIM([.$I3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38]))&gt;1;&quot;v1&quot;;&quot;__&quot;);&quot; | &quot;;IF(LEN(TRIM([.$C38]))&gt;1;&quot;v2&quot;;&quot;__&quot;);&quot; | &quot;;IF(LEN(TRIM([.$D38]))&gt;1;&quot;v3&quot;;&quot;__&quot;);&quot; | &quot;;IF(LEN(TRIM([.$E38]))&gt;1;&quot;v4&quot;;&quot;__&quot;);&quot; | &quot;;IF(LEN(TRIM([.$F38]))&gt;1;&quot;v5&quot;;&quot;__&quot;);&quot; | &quot;;IF(LEN(TRIM([.$G38]))&gt;1;&quot;v6&quot;;&quot;__&quot;);&quot; | &quot;;IF(LEN(TRIM([.$H38]))&gt;1;&quot;v7&quot;;&quot;__&quot;);&quot; | &quot;;IF(LEN(TRIM([.$I3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39]))&gt;0;&quot;v1&quot;;&quot;__&quot;);&quot; | &quot;;IF(LEN(TRIM([.$C39]))&gt;0;&quot;v2&quot;;&quot;__&quot;);&quot; | &quot;;IF(LEN(TRIM([.$D39]))&gt;0;&quot;v3&quot;;&quot;__&quot;);&quot; | &quot;;IF(LEN(TRIM([.$E39]))&gt;0;&quot;v4&quot;;&quot;__&quot;);&quot; | &quot;;IF(LEN(TRIM([.$F39]))&gt;0;&quot;v5&quot;;&quot;__&quot;);&quot; | &quot;;IF(LEN(TRIM([.$G39]))&gt;0;&quot;v6&quot;;&quot;__&quot;);&quot; | &quot;;IF(LEN(TRIM([.$H39]))&gt;0;&quot;v7&quot;;&quot;__&quot;);&quot; | &quot;;IF(LEN(TRIM([.$I3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39]))&gt;1;&quot;v1&quot;;&quot;__&quot;);&quot; | &quot;;IF(LEN(TRIM([.$C39]))&gt;1;&quot;v2&quot;;&quot;__&quot;);&quot; | &quot;;IF(LEN(TRIM([.$D39]))&gt;1;&quot;v3&quot;;&quot;__&quot;);&quot; | &quot;;IF(LEN(TRIM([.$E39]))&gt;1;&quot;v4&quot;;&quot;__&quot;);&quot; | &quot;;IF(LEN(TRIM([.$F39]))&gt;1;&quot;v5&quot;;&quot;__&quot;);&quot; | &quot;;IF(LEN(TRIM([.$G39]))&gt;1;&quot;v6&quot;;&quot;__&quot;);&quot; | &quot;;IF(LEN(TRIM([.$H39]))&gt;1;&quot;v7&quot;;&quot;__&quot;);&quot; | &quot;;IF(LEN(TRIM([.$I3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40]))&gt;0;&quot;v1&quot;;&quot;__&quot;);&quot; | &quot;;IF(LEN(TRIM([.$C40]))&gt;0;&quot;v2&quot;;&quot;__&quot;);&quot; | &quot;;IF(LEN(TRIM([.$D40]))&gt;0;&quot;v3&quot;;&quot;__&quot;);&quot; | &quot;;IF(LEN(TRIM([.$E40]))&gt;0;&quot;v4&quot;;&quot;__&quot;);&quot; | &quot;;IF(LEN(TRIM([.$F40]))&gt;0;&quot;v5&quot;;&quot;__&quot;);&quot; | &quot;;IF(LEN(TRIM([.$G40]))&gt;0;&quot;v6&quot;;&quot;__&quot;);&quot; | &quot;;IF(LEN(TRIM([.$H40]))&gt;0;&quot;v7&quot;;&quot;__&quot;);&quot; | &quot;;IF(LEN(TRIM([.$I40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40]))&gt;1;&quot;v1&quot;;&quot;__&quot;);&quot; | &quot;;IF(LEN(TRIM([.$C40]))&gt;1;&quot;v2&quot;;&quot;__&quot;);&quot; | &quot;;IF(LEN(TRIM([.$D40]))&gt;1;&quot;v3&quot;;&quot;__&quot;);&quot; | &quot;;IF(LEN(TRIM([.$E40]))&gt;1;&quot;v4&quot;;&quot;__&quot;);&quot; | &quot;;IF(LEN(TRIM([.$F40]))&gt;1;&quot;v5&quot;;&quot;__&quot;);&quot; | &quot;;IF(LEN(TRIM([.$G40]))&gt;1;&quot;v6&quot;;&quot;__&quot;);&quot; | &quot;;IF(LEN(TRIM([.$H40]))&gt;1;&quot;v7&quot;;&quot;__&quot;);&quot; | &quot;;IF(LEN(TRIM([.$I4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41]))&gt;0;&quot;v1&quot;;&quot;__&quot;);&quot; | &quot;;IF(LEN(TRIM([.$C41]))&gt;0;&quot;v2&quot;;&quot;__&quot;);&quot; | &quot;;IF(LEN(TRIM([.$D41]))&gt;0;&quot;v3&quot;;&quot;__&quot;);&quot; | &quot;;IF(LEN(TRIM([.$E41]))&gt;0;&quot;v4&quot;;&quot;__&quot;);&quot; | &quot;;IF(LEN(TRIM([.$F41]))&gt;0;&quot;v5&quot;;&quot;__&quot;);&quot; | &quot;;IF(LEN(TRIM([.$G41]))&gt;0;&quot;v6&quot;;&quot;__&quot;);&quot; | &quot;;IF(LEN(TRIM([.$H41]))&gt;0;&quot;v7&quot;;&quot;__&quot;);&quot; | &quot;;IF(LEN(TRIM([.$I41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41]))&gt;1;&quot;v1&quot;;&quot;__&quot;);&quot; | &quot;;IF(LEN(TRIM([.$C41]))&gt;1;&quot;v2&quot;;&quot;__&quot;);&quot; | &quot;;IF(LEN(TRIM([.$D41]))&gt;1;&quot;v3&quot;;&quot;__&quot;);&quot; | &quot;;IF(LEN(TRIM([.$E41]))&gt;1;&quot;v4&quot;;&quot;__&quot;);&quot; | &quot;;IF(LEN(TRIM([.$F41]))&gt;1;&quot;v5&quot;;&quot;__&quot;);&quot; | &quot;;IF(LEN(TRIM([.$G41]))&gt;1;&quot;v6&quot;;&quot;__&quot;);&quot; | &quot;;IF(LEN(TRIM([.$H41]))&gt;1;&quot;v7&quot;;&quot;__&quot;);&quot; | &quot;;IF(LEN(TRIM([.$I4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42]))&gt;0;&quot;v1&quot;;&quot;__&quot;);&quot; | &quot;;IF(LEN(TRIM([.$C42]))&gt;0;&quot;v2&quot;;&quot;__&quot;);&quot; | &quot;;IF(LEN(TRIM([.$D42]))&gt;0;&quot;v3&quot;;&quot;__&quot;);&quot; | &quot;;IF(LEN(TRIM([.$E42]))&gt;0;&quot;v4&quot;;&quot;__&quot;);&quot; | &quot;;IF(LEN(TRIM([.$F42]))&gt;0;&quot;v5&quot;;&quot;__&quot;);&quot; | &quot;;IF(LEN(TRIM([.$G42]))&gt;0;&quot;v6&quot;;&quot;__&quot;);&quot; | &quot;;IF(LEN(TRIM([.$H42]))&gt;0;&quot;v7&quot;;&quot;__&quot;);&quot; | &quot;;IF(LEN(TRIM([.$I4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42]))&gt;1;&quot;v1&quot;;&quot;__&quot;);&quot; | &quot;;IF(LEN(TRIM([.$C42]))&gt;1;&quot;v2&quot;;&quot;__&quot;);&quot; | &quot;;IF(LEN(TRIM([.$D42]))&gt;1;&quot;v3&quot;;&quot;__&quot;);&quot; | &quot;;IF(LEN(TRIM([.$E42]))&gt;1;&quot;v4&quot;;&quot;__&quot;);&quot; | &quot;;IF(LEN(TRIM([.$F42]))&gt;1;&quot;v5&quot;;&quot;__&quot;);&quot; | &quot;;IF(LEN(TRIM([.$G42]))&gt;1;&quot;v6&quot;;&quot;__&quot;);&quot; | &quot;;IF(LEN(TRIM([.$H42]))&gt;1;&quot;v7&quot;;&quot;__&quot;);&quot; | &quot;;IF(LEN(TRIM([.$I4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43]))&gt;0;&quot;v1&quot;;&quot;__&quot;);&quot; | &quot;;IF(LEN(TRIM([.$C43]))&gt;0;&quot;v2&quot;;&quot;__&quot;);&quot; | &quot;;IF(LEN(TRIM([.$D43]))&gt;0;&quot;v3&quot;;&quot;__&quot;);&quot; | &quot;;IF(LEN(TRIM([.$E43]))&gt;0;&quot;v4&quot;;&quot;__&quot;);&quot; | &quot;;IF(LEN(TRIM([.$F43]))&gt;0;&quot;v5&quot;;&quot;__&quot;);&quot; | &quot;;IF(LEN(TRIM([.$G43]))&gt;0;&quot;v6&quot;;&quot;__&quot;);&quot; | &quot;;IF(LEN(TRIM([.$H43]))&gt;0;&quot;v7&quot;;&quot;__&quot;);&quot; | &quot;;IF(LEN(TRIM([.$I4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43]))&gt;1;&quot;v1&quot;;&quot;__&quot;);&quot; | &quot;;IF(LEN(TRIM([.$C43]))&gt;1;&quot;v2&quot;;&quot;__&quot;);&quot; | &quot;;IF(LEN(TRIM([.$D43]))&gt;1;&quot;v3&quot;;&quot;__&quot;);&quot; | &quot;;IF(LEN(TRIM([.$E43]))&gt;1;&quot;v4&quot;;&quot;__&quot;);&quot; | &quot;;IF(LEN(TRIM([.$F43]))&gt;1;&quot;v5&quot;;&quot;__&quot;);&quot; | &quot;;IF(LEN(TRIM([.$G43]))&gt;1;&quot;v6&quot;;&quot;__&quot;);&quot; | &quot;;IF(LEN(TRIM([.$H43]))&gt;1;&quot;v7&quot;;&quot;__&quot;);&quot; | &quot;;IF(LEN(TRIM([.$I4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44]))&gt;0;&quot;v1&quot;;&quot;__&quot;);&quot; | &quot;;IF(LEN(TRIM([.$C44]))&gt;0;&quot;v2&quot;;&quot;__&quot;);&quot; | &quot;;IF(LEN(TRIM([.$D44]))&gt;0;&quot;v3&quot;;&quot;__&quot;);&quot; | &quot;;IF(LEN(TRIM([.$E44]))&gt;0;&quot;v4&quot;;&quot;__&quot;);&quot; | &quot;;IF(LEN(TRIM([.$F44]))&gt;0;&quot;v5&quot;;&quot;__&quot;);&quot; | &quot;;IF(LEN(TRIM([.$G44]))&gt;0;&quot;v6&quot;;&quot;__&quot;);&quot; | &quot;;IF(LEN(TRIM([.$H44]))&gt;0;&quot;v7&quot;;&quot;__&quot;);&quot; | &quot;;IF(LEN(TRIM([.$I4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44]))&gt;1;&quot;v1&quot;;&quot;__&quot;);&quot; | &quot;;IF(LEN(TRIM([.$C44]))&gt;1;&quot;v2&quot;;&quot;__&quot;);&quot; | &quot;;IF(LEN(TRIM([.$D44]))&gt;1;&quot;v3&quot;;&quot;__&quot;);&quot; | &quot;;IF(LEN(TRIM([.$E44]))&gt;1;&quot;v4&quot;;&quot;__&quot;);&quot; | &quot;;IF(LEN(TRIM([.$F44]))&gt;1;&quot;v5&quot;;&quot;__&quot;);&quot; | &quot;;IF(LEN(TRIM([.$G44]))&gt;1;&quot;v6&quot;;&quot;__&quot;);&quot; | &quot;;IF(LEN(TRIM([.$H44]))&gt;1;&quot;v7&quot;;&quot;__&quot;);&quot; | &quot;;IF(LEN(TRIM([.$I4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45]))&gt;0;&quot;v1&quot;;&quot;__&quot;);&quot; | &quot;;IF(LEN(TRIM([.$C45]))&gt;0;&quot;v2&quot;;&quot;__&quot;);&quot; | &quot;;IF(LEN(TRIM([.$D45]))&gt;0;&quot;v3&quot;;&quot;__&quot;);&quot; | &quot;;IF(LEN(TRIM([.$E45]))&gt;0;&quot;v4&quot;;&quot;__&quot;);&quot; | &quot;;IF(LEN(TRIM([.$F45]))&gt;0;&quot;v5&quot;;&quot;__&quot;);&quot; | &quot;;IF(LEN(TRIM([.$G45]))&gt;0;&quot;v6&quot;;&quot;__&quot;);&quot; | &quot;;IF(LEN(TRIM([.$H45]))&gt;0;&quot;v7&quot;;&quot;__&quot;);&quot; | &quot;;IF(LEN(TRIM([.$I4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45]))&gt;1;&quot;v1&quot;;&quot;__&quot;);&quot; | &quot;;IF(LEN(TRIM([.$C45]))&gt;1;&quot;v2&quot;;&quot;__&quot;);&quot; | &quot;;IF(LEN(TRIM([.$D45]))&gt;1;&quot;v3&quot;;&quot;__&quot;);&quot; | &quot;;IF(LEN(TRIM([.$E45]))&gt;1;&quot;v4&quot;;&quot;__&quot;);&quot; | &quot;;IF(LEN(TRIM([.$F45]))&gt;1;&quot;v5&quot;;&quot;__&quot;);&quot; | &quot;;IF(LEN(TRIM([.$G45]))&gt;1;&quot;v6&quot;;&quot;__&quot;);&quot; | &quot;;IF(LEN(TRIM([.$H45]))&gt;1;&quot;v7&quot;;&quot;__&quot;);&quot; | &quot;;IF(LEN(TRIM([.$I4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46]))&gt;0;&quot;v1&quot;;&quot;__&quot;);&quot; | &quot;;IF(LEN(TRIM([.$C46]))&gt;0;&quot;v2&quot;;&quot;__&quot;);&quot; | &quot;;IF(LEN(TRIM([.$D46]))&gt;0;&quot;v3&quot;;&quot;__&quot;);&quot; | &quot;;IF(LEN(TRIM([.$E46]))&gt;0;&quot;v4&quot;;&quot;__&quot;);&quot; | &quot;;IF(LEN(TRIM([.$F46]))&gt;0;&quot;v5&quot;;&quot;__&quot;);&quot; | &quot;;IF(LEN(TRIM([.$G46]))&gt;0;&quot;v6&quot;;&quot;__&quot;);&quot; | &quot;;IF(LEN(TRIM([.$H46]))&gt;0;&quot;v7&quot;;&quot;__&quot;);&quot; | &quot;;IF(LEN(TRIM([.$I4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46]))&gt;1;&quot;v1&quot;;&quot;__&quot;);&quot; | &quot;;IF(LEN(TRIM([.$C46]))&gt;1;&quot;v2&quot;;&quot;__&quot;);&quot; | &quot;;IF(LEN(TRIM([.$D46]))&gt;1;&quot;v3&quot;;&quot;__&quot;);&quot; | &quot;;IF(LEN(TRIM([.$E46]))&gt;1;&quot;v4&quot;;&quot;__&quot;);&quot; | &quot;;IF(LEN(TRIM([.$F46]))&gt;1;&quot;v5&quot;;&quot;__&quot;);&quot; | &quot;;IF(LEN(TRIM([.$G46]))&gt;1;&quot;v6&quot;;&quot;__&quot;);&quot; | &quot;;IF(LEN(TRIM([.$H46]))&gt;1;&quot;v7&quot;;&quot;__&quot;);&quot; | &quot;;IF(LEN(TRIM([.$I4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47]))&gt;0;&quot;v1&quot;;&quot;__&quot;);&quot; | &quot;;IF(LEN(TRIM([.$C47]))&gt;0;&quot;v2&quot;;&quot;__&quot;);&quot; | &quot;;IF(LEN(TRIM([.$D47]))&gt;0;&quot;v3&quot;;&quot;__&quot;);&quot; | &quot;;IF(LEN(TRIM([.$E47]))&gt;0;&quot;v4&quot;;&quot;__&quot;);&quot; | &quot;;IF(LEN(TRIM([.$F47]))&gt;0;&quot;v5&quot;;&quot;__&quot;);&quot; | &quot;;IF(LEN(TRIM([.$G47]))&gt;0;&quot;v6&quot;;&quot;__&quot;);&quot; | &quot;;IF(LEN(TRIM([.$H47]))&gt;0;&quot;v7&quot;;&quot;__&quot;);&quot; | &quot;;IF(LEN(TRIM([.$I4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47]))&gt;1;&quot;v1&quot;;&quot;__&quot;);&quot; | &quot;;IF(LEN(TRIM([.$C47]))&gt;1;&quot;v2&quot;;&quot;__&quot;);&quot; | &quot;;IF(LEN(TRIM([.$D47]))&gt;1;&quot;v3&quot;;&quot;__&quot;);&quot; | &quot;;IF(LEN(TRIM([.$E47]))&gt;1;&quot;v4&quot;;&quot;__&quot;);&quot; | &quot;;IF(LEN(TRIM([.$F47]))&gt;1;&quot;v5&quot;;&quot;__&quot;);&quot; | &quot;;IF(LEN(TRIM([.$G47]))&gt;1;&quot;v6&quot;;&quot;__&quot;);&quot; | &quot;;IF(LEN(TRIM([.$H47]))&gt;1;&quot;v7&quot;;&quot;__&quot;);&quot; | &quot;;IF(LEN(TRIM([.$I4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48]))&gt;0;&quot;v1&quot;;&quot;__&quot;);&quot; | &quot;;IF(LEN(TRIM([.$C48]))&gt;0;&quot;v2&quot;;&quot;__&quot;);&quot; | &quot;;IF(LEN(TRIM([.$D48]))&gt;0;&quot;v3&quot;;&quot;__&quot;);&quot; | &quot;;IF(LEN(TRIM([.$E48]))&gt;0;&quot;v4&quot;;&quot;__&quot;);&quot; | &quot;;IF(LEN(TRIM([.$F48]))&gt;0;&quot;v5&quot;;&quot;__&quot;);&quot; | &quot;;IF(LEN(TRIM([.$G48]))&gt;0;&quot;v6&quot;;&quot;__&quot;);&quot; | &quot;;IF(LEN(TRIM([.$H48]))&gt;0;&quot;v7&quot;;&quot;__&quot;);&quot; | &quot;;IF(LEN(TRIM([.$I4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48]))&gt;1;&quot;v1&quot;;&quot;__&quot;);&quot; | &quot;;IF(LEN(TRIM([.$C48]))&gt;1;&quot;v2&quot;;&quot;__&quot;);&quot; | &quot;;IF(LEN(TRIM([.$D48]))&gt;1;&quot;v3&quot;;&quot;__&quot;);&quot; | &quot;;IF(LEN(TRIM([.$E48]))&gt;1;&quot;v4&quot;;&quot;__&quot;);&quot; | &quot;;IF(LEN(TRIM([.$F48]))&gt;1;&quot;v5&quot;;&quot;__&quot;);&quot; | &quot;;IF(LEN(TRIM([.$G48]))&gt;1;&quot;v6&quot;;&quot;__&quot;);&quot; | &quot;;IF(LEN(TRIM([.$H48]))&gt;1;&quot;v7&quot;;&quot;__&quot;);&quot; | &quot;;IF(LEN(TRIM([.$I4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49]))&gt;0;&quot;v1&quot;;&quot;__&quot;);&quot; | &quot;;IF(LEN(TRIM([.$C49]))&gt;0;&quot;v2&quot;;&quot;__&quot;);&quot; | &quot;;IF(LEN(TRIM([.$D49]))&gt;0;&quot;v3&quot;;&quot;__&quot;);&quot; | &quot;;IF(LEN(TRIM([.$E49]))&gt;0;&quot;v4&quot;;&quot;__&quot;);&quot; | &quot;;IF(LEN(TRIM([.$F49]))&gt;0;&quot;v5&quot;;&quot;__&quot;);&quot; | &quot;;IF(LEN(TRIM([.$G49]))&gt;0;&quot;v6&quot;;&quot;__&quot;);&quot; | &quot;;IF(LEN(TRIM([.$H49]))&gt;0;&quot;v7&quot;;&quot;__&quot;);&quot; | &quot;;IF(LEN(TRIM([.$I4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49]))&gt;1;&quot;v1&quot;;&quot;__&quot;);&quot; | &quot;;IF(LEN(TRIM([.$C49]))&gt;1;&quot;v2&quot;;&quot;__&quot;);&quot; | &quot;;IF(LEN(TRIM([.$D49]))&gt;1;&quot;v3&quot;;&quot;__&quot;);&quot; | &quot;;IF(LEN(TRIM([.$E49]))&gt;1;&quot;v4&quot;;&quot;__&quot;);&quot; | &quot;;IF(LEN(TRIM([.$F49]))&gt;1;&quot;v5&quot;;&quot;__&quot;);&quot; | &quot;;IF(LEN(TRIM([.$G49]))&gt;1;&quot;v6&quot;;&quot;__&quot;);&quot; | &quot;;IF(LEN(TRIM([.$H49]))&gt;1;&quot;v7&quot;;&quot;__&quot;);&quot; | &quot;;IF(LEN(TRIM([.$I4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50]))&gt;0;&quot;v1&quot;;&quot;__&quot;);&quot; | &quot;;IF(LEN(TRIM([.$C50]))&gt;0;&quot;v2&quot;;&quot;__&quot;);&quot; | &quot;;IF(LEN(TRIM([.$D50]))&gt;0;&quot;v3&quot;;&quot;__&quot;);&quot; | &quot;;IF(LEN(TRIM([.$E50]))&gt;0;&quot;v4&quot;;&quot;__&quot;);&quot; | &quot;;IF(LEN(TRIM([.$F50]))&gt;0;&quot;v5&quot;;&quot;__&quot;);&quot; | &quot;;IF(LEN(TRIM([.$G50]))&gt;0;&quot;v6&quot;;&quot;__&quot;);&quot; | &quot;;IF(LEN(TRIM([.$H50]))&gt;0;&quot;v7&quot;;&quot;__&quot;);&quot; | &quot;;IF(LEN(TRIM([.$I50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50]))&gt;1;&quot;v1&quot;;&quot;__&quot;);&quot; | &quot;;IF(LEN(TRIM([.$C50]))&gt;1;&quot;v2&quot;;&quot;__&quot;);&quot; | &quot;;IF(LEN(TRIM([.$D50]))&gt;1;&quot;v3&quot;;&quot;__&quot;);&quot; | &quot;;IF(LEN(TRIM([.$E50]))&gt;1;&quot;v4&quot;;&quot;__&quot;);&quot; | &quot;;IF(LEN(TRIM([.$F50]))&gt;1;&quot;v5&quot;;&quot;__&quot;);&quot; | &quot;;IF(LEN(TRIM([.$G50]))&gt;1;&quot;v6&quot;;&quot;__&quot;);&quot; | &quot;;IF(LEN(TRIM([.$H50]))&gt;1;&quot;v7&quot;;&quot;__&quot;);&quot; | &quot;;IF(LEN(TRIM([.$I5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51]))&gt;0;&quot;v1&quot;;&quot;__&quot;);&quot; | &quot;;IF(LEN(TRIM([.$C51]))&gt;0;&quot;v2&quot;;&quot;__&quot;);&quot; | &quot;;IF(LEN(TRIM([.$D51]))&gt;0;&quot;v3&quot;;&quot;__&quot;);&quot; | &quot;;IF(LEN(TRIM([.$E51]))&gt;0;&quot;v4&quot;;&quot;__&quot;);&quot; | &quot;;IF(LEN(TRIM([.$F51]))&gt;0;&quot;v5&quot;;&quot;__&quot;);&quot; | &quot;;IF(LEN(TRIM([.$G51]))&gt;0;&quot;v6&quot;;&quot;__&quot;);&quot; | &quot;;IF(LEN(TRIM([.$H51]))&gt;0;&quot;v7&quot;;&quot;__&quot;);&quot; | &quot;;IF(LEN(TRIM([.$I51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51]))&gt;1;&quot;v1&quot;;&quot;__&quot;);&quot; | &quot;;IF(LEN(TRIM([.$C51]))&gt;1;&quot;v2&quot;;&quot;__&quot;);&quot; | &quot;;IF(LEN(TRIM([.$D51]))&gt;1;&quot;v3&quot;;&quot;__&quot;);&quot; | &quot;;IF(LEN(TRIM([.$E51]))&gt;1;&quot;v4&quot;;&quot;__&quot;);&quot; | &quot;;IF(LEN(TRIM([.$F51]))&gt;1;&quot;v5&quot;;&quot;__&quot;);&quot; | &quot;;IF(LEN(TRIM([.$G51]))&gt;1;&quot;v6&quot;;&quot;__&quot;);&quot; | &quot;;IF(LEN(TRIM([.$H51]))&gt;1;&quot;v7&quot;;&quot;__&quot;);&quot; | &quot;;IF(LEN(TRIM([.$I5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52]))&gt;0;&quot;v1&quot;;&quot;__&quot;);&quot; | &quot;;IF(LEN(TRIM([.$C52]))&gt;0;&quot;v2&quot;;&quot;__&quot;);&quot; | &quot;;IF(LEN(TRIM([.$D52]))&gt;0;&quot;v3&quot;;&quot;__&quot;);&quot; | &quot;;IF(LEN(TRIM([.$E52]))&gt;0;&quot;v4&quot;;&quot;__&quot;);&quot; | &quot;;IF(LEN(TRIM([.$F52]))&gt;0;&quot;v5&quot;;&quot;__&quot;);&quot; | &quot;;IF(LEN(TRIM([.$G52]))&gt;0;&quot;v6&quot;;&quot;__&quot;);&quot; | &quot;;IF(LEN(TRIM([.$H52]))&gt;0;&quot;v7&quot;;&quot;__&quot;);&quot; | &quot;;IF(LEN(TRIM([.$I5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52]))&gt;1;&quot;v1&quot;;&quot;__&quot;);&quot; | &quot;;IF(LEN(TRIM([.$C52]))&gt;1;&quot;v2&quot;;&quot;__&quot;);&quot; | &quot;;IF(LEN(TRIM([.$D52]))&gt;1;&quot;v3&quot;;&quot;__&quot;);&quot; | &quot;;IF(LEN(TRIM([.$E52]))&gt;1;&quot;v4&quot;;&quot;__&quot;);&quot; | &quot;;IF(LEN(TRIM([.$F52]))&gt;1;&quot;v5&quot;;&quot;__&quot;);&quot; | &quot;;IF(LEN(TRIM([.$G52]))&gt;1;&quot;v6&quot;;&quot;__&quot;);&quot; | &quot;;IF(LEN(TRIM([.$H52]))&gt;1;&quot;v7&quot;;&quot;__&quot;);&quot; | &quot;;IF(LEN(TRIM([.$I5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53]))&gt;0;&quot;v1&quot;;&quot;__&quot;);&quot; | &quot;;IF(LEN(TRIM([.$C53]))&gt;0;&quot;v2&quot;;&quot;__&quot;);&quot; | &quot;;IF(LEN(TRIM([.$D53]))&gt;0;&quot;v3&quot;;&quot;__&quot;);&quot; | &quot;;IF(LEN(TRIM([.$E53]))&gt;0;&quot;v4&quot;;&quot;__&quot;);&quot; | &quot;;IF(LEN(TRIM([.$F53]))&gt;0;&quot;v5&quot;;&quot;__&quot;);&quot; | &quot;;IF(LEN(TRIM([.$G53]))&gt;0;&quot;v6&quot;;&quot;__&quot;);&quot; | &quot;;IF(LEN(TRIM([.$H53]))&gt;0;&quot;v7&quot;;&quot;__&quot;);&quot; | &quot;;IF(LEN(TRIM([.$I5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53]))&gt;1;&quot;v1&quot;;&quot;__&quot;);&quot; | &quot;;IF(LEN(TRIM([.$C53]))&gt;1;&quot;v2&quot;;&quot;__&quot;);&quot; | &quot;;IF(LEN(TRIM([.$D53]))&gt;1;&quot;v3&quot;;&quot;__&quot;);&quot; | &quot;;IF(LEN(TRIM([.$E53]))&gt;1;&quot;v4&quot;;&quot;__&quot;);&quot; | &quot;;IF(LEN(TRIM([.$F53]))&gt;1;&quot;v5&quot;;&quot;__&quot;);&quot; | &quot;;IF(LEN(TRIM([.$G53]))&gt;1;&quot;v6&quot;;&quot;__&quot;);&quot; | &quot;;IF(LEN(TRIM([.$H53]))&gt;1;&quot;v7&quot;;&quot;__&quot;);&quot; | &quot;;IF(LEN(TRIM([.$I5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54]))&gt;0;&quot;v1&quot;;&quot;__&quot;);&quot; | &quot;;IF(LEN(TRIM([.$C54]))&gt;0;&quot;v2&quot;;&quot;__&quot;);&quot; | &quot;;IF(LEN(TRIM([.$D54]))&gt;0;&quot;v3&quot;;&quot;__&quot;);&quot; | &quot;;IF(LEN(TRIM([.$E54]))&gt;0;&quot;v4&quot;;&quot;__&quot;);&quot; | &quot;;IF(LEN(TRIM([.$F54]))&gt;0;&quot;v5&quot;;&quot;__&quot;);&quot; | &quot;;IF(LEN(TRIM([.$G54]))&gt;0;&quot;v6&quot;;&quot;__&quot;);&quot; | &quot;;IF(LEN(TRIM([.$H54]))&gt;0;&quot;v7&quot;;&quot;__&quot;);&quot; | &quot;;IF(LEN(TRIM([.$I5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54]))&gt;1;&quot;v1&quot;;&quot;__&quot;);&quot; | &quot;;IF(LEN(TRIM([.$C54]))&gt;1;&quot;v2&quot;;&quot;__&quot;);&quot; | &quot;;IF(LEN(TRIM([.$D54]))&gt;1;&quot;v3&quot;;&quot;__&quot;);&quot; | &quot;;IF(LEN(TRIM([.$E54]))&gt;1;&quot;v4&quot;;&quot;__&quot;);&quot; | &quot;;IF(LEN(TRIM([.$F54]))&gt;1;&quot;v5&quot;;&quot;__&quot;);&quot; | &quot;;IF(LEN(TRIM([.$G54]))&gt;1;&quot;v6&quot;;&quot;__&quot;);&quot; | &quot;;IF(LEN(TRIM([.$H54]))&gt;1;&quot;v7&quot;;&quot;__&quot;);&quot; | &quot;;IF(LEN(TRIM([.$I5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55]))&gt;0;&quot;v1&quot;;&quot;__&quot;);&quot; | &quot;;IF(LEN(TRIM([.$C55]))&gt;0;&quot;v2&quot;;&quot;__&quot;);&quot; | &quot;;IF(LEN(TRIM([.$D55]))&gt;0;&quot;v3&quot;;&quot;__&quot;);&quot; | &quot;;IF(LEN(TRIM([.$E55]))&gt;0;&quot;v4&quot;;&quot;__&quot;);&quot; | &quot;;IF(LEN(TRIM([.$F55]))&gt;0;&quot;v5&quot;;&quot;__&quot;);&quot; | &quot;;IF(LEN(TRIM([.$G55]))&gt;0;&quot;v6&quot;;&quot;__&quot;);&quot; | &quot;;IF(LEN(TRIM([.$H55]))&gt;0;&quot;v7&quot;;&quot;__&quot;);&quot; | &quot;;IF(LEN(TRIM([.$I5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55]))&gt;1;&quot;v1&quot;;&quot;__&quot;);&quot; | &quot;;IF(LEN(TRIM([.$C55]))&gt;1;&quot;v2&quot;;&quot;__&quot;);&quot; | &quot;;IF(LEN(TRIM([.$D55]))&gt;1;&quot;v3&quot;;&quot;__&quot;);&quot; | &quot;;IF(LEN(TRIM([.$E55]))&gt;1;&quot;v4&quot;;&quot;__&quot;);&quot; | &quot;;IF(LEN(TRIM([.$F55]))&gt;1;&quot;v5&quot;;&quot;__&quot;);&quot; | &quot;;IF(LEN(TRIM([.$G55]))&gt;1;&quot;v6&quot;;&quot;__&quot;);&quot; | &quot;;IF(LEN(TRIM([.$H55]))&gt;1;&quot;v7&quot;;&quot;__&quot;);&quot; | &quot;;IF(LEN(TRIM([.$I5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56]))&gt;0;&quot;v1&quot;;&quot;__&quot;);&quot; | &quot;;IF(LEN(TRIM([.$C56]))&gt;0;&quot;v2&quot;;&quot;__&quot;);&quot; | &quot;;IF(LEN(TRIM([.$D56]))&gt;0;&quot;v3&quot;;&quot;__&quot;);&quot; | &quot;;IF(LEN(TRIM([.$E56]))&gt;0;&quot;v4&quot;;&quot;__&quot;);&quot; | &quot;;IF(LEN(TRIM([.$F56]))&gt;0;&quot;v5&quot;;&quot;__&quot;);&quot; | &quot;;IF(LEN(TRIM([.$G56]))&gt;0;&quot;v6&quot;;&quot;__&quot;);&quot; | &quot;;IF(LEN(TRIM([.$H56]))&gt;0;&quot;v7&quot;;&quot;__&quot;);&quot; | &quot;;IF(LEN(TRIM([.$I5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56]))&gt;1;&quot;v1&quot;;&quot;__&quot;);&quot; | &quot;;IF(LEN(TRIM([.$C56]))&gt;1;&quot;v2&quot;;&quot;__&quot;);&quot; | &quot;;IF(LEN(TRIM([.$D56]))&gt;1;&quot;v3&quot;;&quot;__&quot;);&quot; | &quot;;IF(LEN(TRIM([.$E56]))&gt;1;&quot;v4&quot;;&quot;__&quot;);&quot; | &quot;;IF(LEN(TRIM([.$F56]))&gt;1;&quot;v5&quot;;&quot;__&quot;);&quot; | &quot;;IF(LEN(TRIM([.$G56]))&gt;1;&quot;v6&quot;;&quot;__&quot;);&quot; | &quot;;IF(LEN(TRIM([.$H56]))&gt;1;&quot;v7&quot;;&quot;__&quot;);&quot; | &quot;;IF(LEN(TRIM([.$I5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57]))&gt;0;&quot;v1&quot;;&quot;__&quot;);&quot; | &quot;;IF(LEN(TRIM([.$C57]))&gt;0;&quot;v2&quot;;&quot;__&quot;);&quot; | &quot;;IF(LEN(TRIM([.$D57]))&gt;0;&quot;v3&quot;;&quot;__&quot;);&quot; | &quot;;IF(LEN(TRIM([.$E57]))&gt;0;&quot;v4&quot;;&quot;__&quot;);&quot; | &quot;;IF(LEN(TRIM([.$F57]))&gt;0;&quot;v5&quot;;&quot;__&quot;);&quot; | &quot;;IF(LEN(TRIM([.$G57]))&gt;0;&quot;v6&quot;;&quot;__&quot;);&quot; | &quot;;IF(LEN(TRIM([.$H57]))&gt;0;&quot;v7&quot;;&quot;__&quot;);&quot; | &quot;;IF(LEN(TRIM([.$I5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57]))&gt;1;&quot;v1&quot;;&quot;__&quot;);&quot; | &quot;;IF(LEN(TRIM([.$C57]))&gt;1;&quot;v2&quot;;&quot;__&quot;);&quot; | &quot;;IF(LEN(TRIM([.$D57]))&gt;1;&quot;v3&quot;;&quot;__&quot;);&quot; | &quot;;IF(LEN(TRIM([.$E57]))&gt;1;&quot;v4&quot;;&quot;__&quot;);&quot; | &quot;;IF(LEN(TRIM([.$F57]))&gt;1;&quot;v5&quot;;&quot;__&quot;);&quot; | &quot;;IF(LEN(TRIM([.$G57]))&gt;1;&quot;v6&quot;;&quot;__&quot;);&quot; | &quot;;IF(LEN(TRIM([.$H57]))&gt;1;&quot;v7&quot;;&quot;__&quot;);&quot; | &quot;;IF(LEN(TRIM([.$I5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58]))&gt;0;&quot;v1&quot;;&quot;__&quot;);&quot; | &quot;;IF(LEN(TRIM([.$C58]))&gt;0;&quot;v2&quot;;&quot;__&quot;);&quot; | &quot;;IF(LEN(TRIM([.$D58]))&gt;0;&quot;v3&quot;;&quot;__&quot;);&quot; | &quot;;IF(LEN(TRIM([.$E58]))&gt;0;&quot;v4&quot;;&quot;__&quot;);&quot; | &quot;;IF(LEN(TRIM([.$F58]))&gt;0;&quot;v5&quot;;&quot;__&quot;);&quot; | &quot;;IF(LEN(TRIM([.$G58]))&gt;0;&quot;v6&quot;;&quot;__&quot;);&quot; | &quot;;IF(LEN(TRIM([.$H58]))&gt;0;&quot;v7&quot;;&quot;__&quot;);&quot; | &quot;;IF(LEN(TRIM([.$I5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58]))&gt;1;&quot;v1&quot;;&quot;__&quot;);&quot; | &quot;;IF(LEN(TRIM([.$C58]))&gt;1;&quot;v2&quot;;&quot;__&quot;);&quot; | &quot;;IF(LEN(TRIM([.$D58]))&gt;1;&quot;v3&quot;;&quot;__&quot;);&quot; | &quot;;IF(LEN(TRIM([.$E58]))&gt;1;&quot;v4&quot;;&quot;__&quot;);&quot; | &quot;;IF(LEN(TRIM([.$F58]))&gt;1;&quot;v5&quot;;&quot;__&quot;);&quot; | &quot;;IF(LEN(TRIM([.$G58]))&gt;1;&quot;v6&quot;;&quot;__&quot;);&quot; | &quot;;IF(LEN(TRIM([.$H58]))&gt;1;&quot;v7&quot;;&quot;__&quot;);&quot; | &quot;;IF(LEN(TRIM([.$I5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59]))&gt;0;&quot;v1&quot;;&quot;__&quot;);&quot; | &quot;;IF(LEN(TRIM([.$C59]))&gt;0;&quot;v2&quot;;&quot;__&quot;);&quot; | &quot;;IF(LEN(TRIM([.$D59]))&gt;0;&quot;v3&quot;;&quot;__&quot;);&quot; | &quot;;IF(LEN(TRIM([.$E59]))&gt;0;&quot;v4&quot;;&quot;__&quot;);&quot; | &quot;;IF(LEN(TRIM([.$F59]))&gt;0;&quot;v5&quot;;&quot;__&quot;);&quot; | &quot;;IF(LEN(TRIM([.$G59]))&gt;0;&quot;v6&quot;;&quot;__&quot;);&quot; | &quot;;IF(LEN(TRIM([.$H59]))&gt;0;&quot;v7&quot;;&quot;__&quot;);&quot; | &quot;;IF(LEN(TRIM([.$I5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59]))&gt;1;&quot;v1&quot;;&quot;__&quot;);&quot; | &quot;;IF(LEN(TRIM([.$C59]))&gt;1;&quot;v2&quot;;&quot;__&quot;);&quot; | &quot;;IF(LEN(TRIM([.$D59]))&gt;1;&quot;v3&quot;;&quot;__&quot;);&quot; | &quot;;IF(LEN(TRIM([.$E59]))&gt;1;&quot;v4&quot;;&quot;__&quot;);&quot; | &quot;;IF(LEN(TRIM([.$F59]))&gt;1;&quot;v5&quot;;&quot;__&quot;);&quot; | &quot;;IF(LEN(TRIM([.$G59]))&gt;1;&quot;v6&quot;;&quot;__&quot;);&quot; | &quot;;IF(LEN(TRIM([.$H59]))&gt;1;&quot;v7&quot;;&quot;__&quot;);&quot; | &quot;;IF(LEN(TRIM([.$I5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60]))&gt;0;&quot;v1&quot;;&quot;__&quot;);&quot; | &quot;;IF(LEN(TRIM([.$C60]))&gt;0;&quot;v2&quot;;&quot;__&quot;);&quot; | &quot;;IF(LEN(TRIM([.$D60]))&gt;0;&quot;v3&quot;;&quot;__&quot;);&quot; | &quot;;IF(LEN(TRIM([.$E60]))&gt;0;&quot;v4&quot;;&quot;__&quot;);&quot; | &quot;;IF(LEN(TRIM([.$F60]))&gt;0;&quot;v5&quot;;&quot;__&quot;);&quot; | &quot;;IF(LEN(TRIM([.$G60]))&gt;0;&quot;v6&quot;;&quot;__&quot;);&quot; | &quot;;IF(LEN(TRIM([.$H60]))&gt;0;&quot;v7&quot;;&quot;__&quot;);&quot; | &quot;;IF(LEN(TRIM([.$I60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60]))&gt;1;&quot;v1&quot;;&quot;__&quot;);&quot; | &quot;;IF(LEN(TRIM([.$C60]))&gt;1;&quot;v2&quot;;&quot;__&quot;);&quot; | &quot;;IF(LEN(TRIM([.$D60]))&gt;1;&quot;v3&quot;;&quot;__&quot;);&quot; | &quot;;IF(LEN(TRIM([.$E60]))&gt;1;&quot;v4&quot;;&quot;__&quot;);&quot; | &quot;;IF(LEN(TRIM([.$F60]))&gt;1;&quot;v5&quot;;&quot;__&quot;);&quot; | &quot;;IF(LEN(TRIM([.$G60]))&gt;1;&quot;v6&quot;;&quot;__&quot;);&quot; | &quot;;IF(LEN(TRIM([.$H60]))&gt;1;&quot;v7&quot;;&quot;__&quot;);&quot; | &quot;;IF(LEN(TRIM([.$I6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61]))&gt;0;&quot;v1&quot;;&quot;__&quot;);&quot; | &quot;;IF(LEN(TRIM([.$C61]))&gt;0;&quot;v2&quot;;&quot;__&quot;);&quot; | &quot;;IF(LEN(TRIM([.$D61]))&gt;0;&quot;v3&quot;;&quot;__&quot;);&quot; | &quot;;IF(LEN(TRIM([.$E61]))&gt;0;&quot;v4&quot;;&quot;__&quot;);&quot; | &quot;;IF(LEN(TRIM([.$F61]))&gt;0;&quot;v5&quot;;&quot;__&quot;);&quot; | &quot;;IF(LEN(TRIM([.$G61]))&gt;0;&quot;v6&quot;;&quot;__&quot;);&quot; | &quot;;IF(LEN(TRIM([.$H61]))&gt;0;&quot;v7&quot;;&quot;__&quot;);&quot; | &quot;;IF(LEN(TRIM([.$I61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61]))&gt;1;&quot;v1&quot;;&quot;__&quot;);&quot; | &quot;;IF(LEN(TRIM([.$C61]))&gt;1;&quot;v2&quot;;&quot;__&quot;);&quot; | &quot;;IF(LEN(TRIM([.$D61]))&gt;1;&quot;v3&quot;;&quot;__&quot;);&quot; | &quot;;IF(LEN(TRIM([.$E61]))&gt;1;&quot;v4&quot;;&quot;__&quot;);&quot; | &quot;;IF(LEN(TRIM([.$F61]))&gt;1;&quot;v5&quot;;&quot;__&quot;);&quot; | &quot;;IF(LEN(TRIM([.$G61]))&gt;1;&quot;v6&quot;;&quot;__&quot;);&quot; | &quot;;IF(LEN(TRIM([.$H61]))&gt;1;&quot;v7&quot;;&quot;__&quot;);&quot; | &quot;;IF(LEN(TRIM([.$I6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62]))&gt;0;&quot;v1&quot;;&quot;__&quot;);&quot; | &quot;;IF(LEN(TRIM([.$C62]))&gt;0;&quot;v2&quot;;&quot;__&quot;);&quot; | &quot;;IF(LEN(TRIM([.$D62]))&gt;0;&quot;v3&quot;;&quot;__&quot;);&quot; | &quot;;IF(LEN(TRIM([.$E62]))&gt;0;&quot;v4&quot;;&quot;__&quot;);&quot; | &quot;;IF(LEN(TRIM([.$F62]))&gt;0;&quot;v5&quot;;&quot;__&quot;);&quot; | &quot;;IF(LEN(TRIM([.$G62]))&gt;0;&quot;v6&quot;;&quot;__&quot;);&quot; | &quot;;IF(LEN(TRIM([.$H62]))&gt;0;&quot;v7&quot;;&quot;__&quot;);&quot; | &quot;;IF(LEN(TRIM([.$I6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62]))&gt;1;&quot;v1&quot;;&quot;__&quot;);&quot; | &quot;;IF(LEN(TRIM([.$C62]))&gt;1;&quot;v2&quot;;&quot;__&quot;);&quot; | &quot;;IF(LEN(TRIM([.$D62]))&gt;1;&quot;v3&quot;;&quot;__&quot;);&quot; | &quot;;IF(LEN(TRIM([.$E62]))&gt;1;&quot;v4&quot;;&quot;__&quot;);&quot; | &quot;;IF(LEN(TRIM([.$F62]))&gt;1;&quot;v5&quot;;&quot;__&quot;);&quot; | &quot;;IF(LEN(TRIM([.$G62]))&gt;1;&quot;v6&quot;;&quot;__&quot;);&quot; | &quot;;IF(LEN(TRIM([.$H62]))&gt;1;&quot;v7&quot;;&quot;__&quot;);&quot; | &quot;;IF(LEN(TRIM([.$I6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63]))&gt;0;&quot;v1&quot;;&quot;__&quot;);&quot; | &quot;;IF(LEN(TRIM([.$C63]))&gt;0;&quot;v2&quot;;&quot;__&quot;);&quot; | &quot;;IF(LEN(TRIM([.$D63]))&gt;0;&quot;v3&quot;;&quot;__&quot;);&quot; | &quot;;IF(LEN(TRIM([.$E63]))&gt;0;&quot;v4&quot;;&quot;__&quot;);&quot; | &quot;;IF(LEN(TRIM([.$F63]))&gt;0;&quot;v5&quot;;&quot;__&quot;);&quot; | &quot;;IF(LEN(TRIM([.$G63]))&gt;0;&quot;v6&quot;;&quot;__&quot;);&quot; | &quot;;IF(LEN(TRIM([.$H63]))&gt;0;&quot;v7&quot;;&quot;__&quot;);&quot; | &quot;;IF(LEN(TRIM([.$I6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63]))&gt;1;&quot;v1&quot;;&quot;__&quot;);&quot; | &quot;;IF(LEN(TRIM([.$C63]))&gt;1;&quot;v2&quot;;&quot;__&quot;);&quot; | &quot;;IF(LEN(TRIM([.$D63]))&gt;1;&quot;v3&quot;;&quot;__&quot;);&quot; | &quot;;IF(LEN(TRIM([.$E63]))&gt;1;&quot;v4&quot;;&quot;__&quot;);&quot; | &quot;;IF(LEN(TRIM([.$F63]))&gt;1;&quot;v5&quot;;&quot;__&quot;);&quot; | &quot;;IF(LEN(TRIM([.$G63]))&gt;1;&quot;v6&quot;;&quot;__&quot;);&quot; | &quot;;IF(LEN(TRIM([.$H63]))&gt;1;&quot;v7&quot;;&quot;__&quot;);&quot; | &quot;;IF(LEN(TRIM([.$I6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64]))&gt;0;&quot;v1&quot;;&quot;__&quot;);&quot; | &quot;;IF(LEN(TRIM([.$C64]))&gt;0;&quot;v2&quot;;&quot;__&quot;);&quot; | &quot;;IF(LEN(TRIM([.$D64]))&gt;0;&quot;v3&quot;;&quot;__&quot;);&quot; | &quot;;IF(LEN(TRIM([.$E64]))&gt;0;&quot;v4&quot;;&quot;__&quot;);&quot; | &quot;;IF(LEN(TRIM([.$F64]))&gt;0;&quot;v5&quot;;&quot;__&quot;);&quot; | &quot;;IF(LEN(TRIM([.$G64]))&gt;0;&quot;v6&quot;;&quot;__&quot;);&quot; | &quot;;IF(LEN(TRIM([.$H64]))&gt;0;&quot;v7&quot;;&quot;__&quot;);&quot; | &quot;;IF(LEN(TRIM([.$I6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64]))&gt;1;&quot;v1&quot;;&quot;__&quot;);&quot; | &quot;;IF(LEN(TRIM([.$C64]))&gt;1;&quot;v2&quot;;&quot;__&quot;);&quot; | &quot;;IF(LEN(TRIM([.$D64]))&gt;1;&quot;v3&quot;;&quot;__&quot;);&quot; | &quot;;IF(LEN(TRIM([.$E64]))&gt;1;&quot;v4&quot;;&quot;__&quot;);&quot; | &quot;;IF(LEN(TRIM([.$F64]))&gt;1;&quot;v5&quot;;&quot;__&quot;);&quot; | &quot;;IF(LEN(TRIM([.$G64]))&gt;1;&quot;v6&quot;;&quot;__&quot;);&quot; | &quot;;IF(LEN(TRIM([.$H64]))&gt;1;&quot;v7&quot;;&quot;__&quot;);&quot; | &quot;;IF(LEN(TRIM([.$I6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number-columns-repeated="11"/>
          <table:table-cell table:style-name="ce10" table:formula="of:=CONCATENATE(IF(LEN(TRIM([.$B65]))&gt;0;&quot;v1&quot;;&quot;__&quot;);&quot; | &quot;;IF(LEN(TRIM([.$C65]))&gt;0;&quot;v2&quot;;&quot;__&quot;);&quot; | &quot;;IF(LEN(TRIM([.$D65]))&gt;0;&quot;v3&quot;;&quot;__&quot;);&quot; | &quot;;IF(LEN(TRIM([.$E65]))&gt;0;&quot;v4&quot;;&quot;__&quot;);&quot; | &quot;;IF(LEN(TRIM([.$F65]))&gt;0;&quot;v5&quot;;&quot;__&quot;);&quot; | &quot;;IF(LEN(TRIM([.$G65]))&gt;0;&quot;v6&quot;;&quot;__&quot;);&quot; | &quot;;IF(LEN(TRIM([.$H65]))&gt;0;&quot;v7&quot;;&quot;__&quot;);&quot; | &quot;;IF(LEN(TRIM([.$I6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10" table:formula="of:=CONCATENATE(IF(LEN(TRIM([.$B65]))&gt;1;&quot;v1&quot;;&quot;__&quot;);&quot; | &quot;;IF(LEN(TRIM([.$C65]))&gt;1;&quot;v2&quot;;&quot;__&quot;);&quot; | &quot;;IF(LEN(TRIM([.$D65]))&gt;1;&quot;v3&quot;;&quot;__&quot;);&quot; | &quot;;IF(LEN(TRIM([.$E65]))&gt;1;&quot;v4&quot;;&quot;__&quot;);&quot; | &quot;;IF(LEN(TRIM([.$F65]))&gt;1;&quot;v5&quot;;&quot;__&quot;);&quot; | &quot;;IF(LEN(TRIM([.$G65]))&gt;1;&quot;v6&quot;;&quot;__&quot;);&quot; | &quot;;IF(LEN(TRIM([.$H65]))&gt;1;&quot;v7&quot;;&quot;__&quot;);&quot; | &quot;;IF(LEN(TRIM([.$I6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4"/>
          <table:table-cell table:number-columns-repeated="1009"/>
        </table:table-row>
        <table:table-row table:style-name="ro1">
          <table:table-cell table:style-name="ce3"/>
          <table:table-cell table:number-columns-repeated="9"/>
          <table:table-cell table:style-name="ce8"/>
          <table:table-cell table:style-name="ce11" table:number-columns-repeated="2"/>
          <table:table-cell table:style-name="ce8" table:number-columns-repeated="1011"/>
        </table:table-row>
        <table:table-row table:style-name="ro1" table:number-rows-repeated="1048500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ext-style style:name="N121">
      <number:text-content/>
      <number:text>  </number:text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0/00/0000</text:date>, <text:time style:data-style-name="N2" text:time-value="22:24:21.056885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1T23:25:16.952133181</dc:date>
    <meta:editing-duration>PT21H19M27S</meta:editing-duration>
    <meta:editing-cycles>48</meta:editing-cycles>
    <meta:generator>LibreOffice/4.3.7.2$Linux_X86_64 LibreOffice_project/430m0$Build-2</meta:generator>
    <meta:document-statistic meta:table-count="1" meta:cell-count="345" meta:object-count="0"/>
  </office:meta>
</office:document-meta>
</file>